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Table26" style:family="table">
      <style:table-properties style:width="18.796cm" table:align="left" fo:background-color="transparent" style:may-break-between-rows="true" table:border-model="collapsing">
        <style:background-image/>
      </style:table-properties>
    </style:style>
    <style:style style:name="Table26.A" style:family="table-column">
      <style:table-column-properties style:column-width="18.796cm"/>
    </style:style>
    <style:style style:name="Table26.1" style:family="table-row">
      <style:table-row-properties style:min-row-height="0.998cm" fo:background-color="transparent" fo:keep-together="auto">
        <style:background-image/>
      </style:table-row-properties>
    </style:style>
    <style:style style:name="Table26.A1" style:family="table-cell">
      <style:table-cell-properties style:vertical-align="" fo:background-color="#97bdfd" fo:padding="0cm" fo:border-left="none" fo:border-right="0.75pt solid #99ccff" fo:border-top="none" fo:border-bottom="0.75pt solid #99ccff" style:writing-mode="page">
        <style:background-image/>
      </style:table-cell-properties>
    </style:style>
    <style:style style:name="Table1" style:family="table">
      <style:table-properties style:width="18.803cm" table:align="left"/>
    </style:style>
    <style:style style:name="Table1.A" style:family="table-column">
      <style:table-column-properties style:column-width="9.393cm"/>
    </style:style>
    <style:style style:name="Table1.B" style:family="table-column">
      <style:table-column-properties style:column-width="9.41cm"/>
    </style:style>
    <style:style style:name="Table1.1" style:family="table-row">
      <style:table-row-properties style:min-row-height="0.49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18.803cm" table:align="left" fo:background-color="transparent">
        <style:background-image/>
      </style:table-properties>
    </style:style>
    <style:style style:name="Table13.A" style:family="table-column">
      <style:table-column-properties style:column-width="18.803cm"/>
    </style:style>
    <style:style style:name="Table13.1" style:family="table-row">
      <style:table-row-properties style:row-height="0.503cm" fo:background-color="transparent">
        <style:background-image/>
      </style:table-row-properties>
    </style:style>
    <style:style style:name="Table13.A1" style:family="table-cell">
      <style:table-cell-properties style:vertical-align="middle" fo:background-color="#97bdfd" fo:padding="0cm" fo:border="none" style:writing-mode="page">
        <style:background-image/>
      </style:table-cell-properties>
    </style:style>
    <style:style style:name="Table2" style:family="table">
      <style:table-properties style:width="18.8cm" table:align="left" fo:background-color="transparent">
        <style:background-image/>
      </style:table-properties>
    </style:style>
    <style:style style:name="Table2.A" style:family="table-column">
      <style:table-column-properties style:column-width="2.596cm"/>
    </style:style>
    <style:style style:name="Table2.B" style:family="table-column">
      <style:table-column-properties style:column-width="4.096cm"/>
    </style:style>
    <style:style style:name="Table2.C" style:family="table-column">
      <style:table-column-properties style:column-width="4.311cm"/>
    </style:style>
    <style:style style:name="Table2.D" style:family="table-column">
      <style:table-column-properties style:column-width="4.195cm"/>
    </style:style>
    <style:style style:name="Table2.E" style:family="table-column">
      <style:table-column-properties style:column-width="3.602cm"/>
    </style:style>
    <style:style style:name="Table2.1" style:family="table-row">
      <style:table-row-properties style:min-row-height="0.397cm" fo:background-color="transparent">
        <style:background-image/>
      </style:table-row-properties>
    </style:style>
    <style:style style:name="Table2.A1" style:family="table-cell">
      <style:table-cell-properties fo:padding="0cm" fo:border-left="0.5pt solid #000000" fo:border-right="none" fo:border-top="0.5pt solid #000000" fo:border-bottom="0.5pt solid #000000"/>
    </style:style>
    <style:style style:name="Table2.E1" style:family="table-cell">
      <style:table-cell-properties fo:padding="0cm" fo:border="0.5pt solid #000000"/>
    </style:style>
    <style:style style:name="Table2.A2" style:family="table-cell">
      <style:table-cell-properties fo:padding="0cm" fo:border-left="0.5pt solid #000000" fo:border-right="0.5pt solid #000000" fo:border-top="none" fo:border-bottom="0.5pt solid #000000"/>
    </style:style>
    <style:style style:name="Table2.A3" style:family="table-cell">
      <style:table-cell-properties fo:padding="0cm" fo:border-left="0.5pt solid #000000" fo:border-right="none" fo:border-top="none" fo:border-bottom="0.5pt solid #000000"/>
    </style:style>
    <style:style style:name="Table22" style:family="table">
      <style:table-properties style:width="18.803cm" table:align="left" fo:background-color="transparent" style:may-break-between-rows="true" table:border-model="collapsing">
        <style:background-image/>
      </style:table-properties>
    </style:style>
    <style:style style:name="Table22.A" style:family="table-column">
      <style:table-column-properties style:column-width="18.803cm"/>
    </style:style>
    <style:style style:name="Table22.1" style:family="table-row">
      <style:table-row-properties style:row-height="0.503cm" fo:background-color="transparent" fo:keep-together="auto">
        <style:background-image/>
      </style:table-row-properties>
    </style:style>
    <style:style style:name="Table22.A1" style:family="table-cell">
      <style:table-cell-properties style:vertical-align="middle" fo:background-color="#97bdfd" fo:padding="0cm" fo:border="none" style:writing-mode="page">
        <style:background-image/>
      </style:table-cell-properties>
    </style:style>
    <style:style style:name="Table23" style:family="table">
      <style:table-properties style:width="18.789cm" fo:margin-left="0.018cm" table:align="left" fo:background-color="transparent">
        <style:background-image/>
      </style:table-properties>
    </style:style>
    <style:style style:name="Table23.A" style:family="table-column">
      <style:table-column-properties style:column-width="1.783cm"/>
    </style:style>
    <style:style style:name="Table23.B" style:family="table-column">
      <style:table-column-properties style:column-width="3.007cm"/>
    </style:style>
    <style:style style:name="Table23.C" style:family="table-column">
      <style:table-column-properties style:column-width="0.997cm"/>
    </style:style>
    <style:style style:name="Table23.D" style:family="table-column">
      <style:table-column-properties style:column-width="3.598cm"/>
    </style:style>
    <style:style style:name="Table23.E" style:family="table-column">
      <style:table-column-properties style:column-width="1.203cm"/>
    </style:style>
    <style:style style:name="Table23.F" style:family="table-column">
      <style:table-column-properties style:column-width="3.697cm"/>
    </style:style>
    <style:style style:name="Table23.G" style:family="table-column">
      <style:table-column-properties style:column-width="1.106cm"/>
    </style:style>
    <style:style style:name="Table23.H" style:family="table-column">
      <style:table-column-properties style:column-width="3.397cm"/>
    </style:style>
    <style:style style:name="Table23.1" style:family="table-row">
      <style:table-row-properties style:min-row-height="0.295cm" fo:background-color="transparent">
        <style:background-image/>
      </style:table-row-properties>
    </style:style>
    <style:style style:name="Table23.A1" style:family="table-cell">
      <style:table-cell-properties fo:padding="0cm" fo:border-left="0.5pt solid #000000" fo:border-right="none" fo:border-top="0.5pt solid #000000" fo:border-bottom="0.5pt solid #000000" style:writing-mode="page"/>
    </style:style>
    <style:style style:name="Table23.H1" style:family="table-cell">
      <style:table-cell-properties fo:padding="0cm" fo:border="0.5pt solid #000000" style:writing-mode="page"/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Table23.3" style:family="table-row">
      <style:table-row-properties fo:background-color="transparent">
        <style:background-image/>
      </style:table-row-properties>
    </style:style>
    <style:style style:name="Table23.A3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23.4" style:family="table-row">
      <style:table-row-properties fo:background-color="transparent">
        <style:background-image/>
      </style:table-row-properties>
    </style:style>
    <style:style style:name="Table24" style:family="table">
      <style:table-properties style:width="18.8cm" table:align="left" fo:background-color="transparent">
        <style:background-image/>
      </style:table-properties>
    </style:style>
    <style:style style:name="Table24.A" style:family="table-column">
      <style:table-column-properties style:column-width="18.8cm"/>
    </style:style>
    <style:style style:name="Table24.1" style:family="table-row">
      <style:table-row-properties style:row-height="0.503cm" fo:background-color="transparent">
        <style:background-image/>
      </style:table-row-properties>
    </style:style>
    <style:style style:name="Table24.A1" style:family="table-cell">
      <style:table-cell-properties style:vertical-align="middle" fo:background-color="#97bdfd" fo:padding="0cm" fo:border="none" style:writing-mode="page">
        <style:background-image/>
      </style:table-cell-properties>
    </style:style>
    <style:style style:name="Table25" style:family="table">
      <style:table-properties style:width="18.8cm" table:align="left" fo:background-color="transparent">
        <style:background-image/>
      </style:table-properties>
    </style:style>
    <style:style style:name="Table25.A" style:family="table-column">
      <style:table-column-properties style:column-width="1.799cm"/>
    </style:style>
    <style:style style:name="Table25.B" style:family="table-column">
      <style:table-column-properties style:column-width="2.196cm"/>
    </style:style>
    <style:style style:name="Table25.C" style:family="table-column">
      <style:table-column-properties style:column-width="1.111cm"/>
    </style:style>
    <style:style style:name="Table25.D" style:family="table-column">
      <style:table-column-properties style:column-width="1.998cm"/>
    </style:style>
    <style:style style:name="Table25.E" style:family="table-column">
      <style:table-column-properties style:column-width="1.191cm"/>
    </style:style>
    <style:style style:name="Table25.F" style:family="table-column">
      <style:table-column-properties style:column-width="2.302cm"/>
    </style:style>
    <style:style style:name="Table25.G" style:family="table-column">
      <style:table-column-properties style:column-width="1.309cm"/>
    </style:style>
    <style:style style:name="Table25.H" style:family="table-column">
      <style:table-column-properties style:column-width="2.395cm"/>
    </style:style>
    <style:style style:name="Table25.I" style:family="table-column">
      <style:table-column-properties style:column-width="1.203cm"/>
    </style:style>
    <style:style style:name="Table25.J" style:family="table-column">
      <style:table-column-properties style:column-width="3.295cm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fo:padding="0cm" fo:border-left="0.5pt solid #000000" fo:border-right="none" fo:border-top="0.5pt solid #000000" fo:border-bottom="0.5pt solid #000000" style:writing-mode="page"/>
    </style:style>
    <style:style style:name="Table25.J1" style:family="table-cell">
      <style:table-cell-properties fo:padding="0cm" fo:border="0.5pt solid #000000" style:writing-mode="page"/>
    </style:style>
    <style:style style:name="Table25.A2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Table25.A3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14" style:family="table">
      <style:table-properties style:width="18.803cm" table:align="left" fo:background-color="transparent">
        <style:background-image/>
      </style:table-properties>
    </style:style>
    <style:style style:name="Table14.A" style:family="table-column">
      <style:table-column-properties style:column-width="18.803cm"/>
    </style:style>
    <style:style style:name="Table14.1" style:family="table-row">
      <style:table-row-properties style:row-height="0.503cm" fo:background-color="transparent">
        <style:background-image/>
      </style:table-row-properties>
    </style:style>
    <style:style style:name="Table14.A1" style:family="table-cell">
      <style:table-cell-properties style:vertical-align="middle" fo:background-color="#97bdfd" fo:padding="0cm" fo:border="none" style:writing-mode="page">
        <style:background-image/>
      </style:table-cell-properties>
    </style:style>
    <style:style style:name="Table3" style:family="table">
      <style:table-properties style:width="18.803cm" fo:break-before="auto" fo:break-after="auto" table:align="left"/>
    </style:style>
    <style:style style:name="Table3.A" style:family="table-column">
      <style:table-column-properties style:column-width="0.393cm"/>
    </style:style>
    <style:style style:name="Table3.B" style:family="table-column">
      <style:table-column-properties style:column-width="1.616cm"/>
    </style:style>
    <style:style style:name="Table3.C" style:family="table-column">
      <style:table-column-properties style:column-width="2.697cm"/>
    </style:style>
    <style:style style:name="Table3.D" style:family="table-column">
      <style:table-column-properties style:column-width="1.196cm"/>
    </style:style>
    <style:style style:name="Table3.E" style:family="table-column">
      <style:table-column-properties style:column-width="3.588cm"/>
    </style:style>
    <style:style style:name="Table3.F" style:family="table-column">
      <style:table-column-properties style:column-width="0.907cm"/>
    </style:style>
    <style:style style:name="Table3.G" style:family="table-column">
      <style:table-column-properties style:column-width="1.706cm"/>
    </style:style>
    <style:style style:name="Table3.H" style:family="table-column">
      <style:table-column-properties style:column-width="1.498cm"/>
    </style:style>
    <style:style style:name="Table3.I" style:family="table-column">
      <style:table-column-properties style:column-width="1.402cm"/>
    </style:style>
    <style:style style:name="Table3.J" style:family="table-column">
      <style:table-column-properties style:column-width="1.794cm"/>
    </style:style>
    <style:style style:name="Table3.K" style:family="table-column">
      <style:table-column-properties style:column-width="1.004cm"/>
    </style:style>
    <style:style style:name="Table3.A1" style:family="table-cell">
      <style:table-cell-properties fo:background-color="transparent" fo:padding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L1" style:family="table-cell">
      <style:table-cell-properties fo:background-color="transparent" fo:padding="0cm" fo:border="0.5pt solid #000000" style:writing-mode="page">
        <style:background-image/>
      </style:table-cell-properties>
    </style:style>
    <style:style style:name="Table3.2" style:family="table-row">
      <style:table-row-properties style:row-height="0.422cm"/>
    </style:style>
    <style:style style:name="Table3.A2" style:family="table-cell">
      <style:table-cell-properties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0.002cm"/>
    </style:style>
    <style:style style:name="Table3.A3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Table3.L3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8.803cm" table:align="left"/>
    </style:style>
    <style:style style:name="Table4.A" style:family="table-column">
      <style:table-column-properties style:column-width="1.998cm"/>
    </style:style>
    <style:style style:name="Table4.B" style:family="table-column">
      <style:table-column-properties style:column-width="4.695cm"/>
    </style:style>
    <style:style style:name="Table4.C" style:family="table-column">
      <style:table-column-properties style:column-width="2.104cm"/>
    </style:style>
    <style:style style:name="Table4.D" style:family="table-column">
      <style:table-column-properties style:column-width="3.508cm"/>
    </style:style>
    <style:style style:name="Table4.E" style:family="table-column">
      <style:table-column-properties style:column-width="1.889cm"/>
    </style:style>
    <style:style style:name="Table4.F" style:family="table-column">
      <style:table-column-properties style:column-width="4.607cm"/>
    </style:style>
    <style:style style:name="Table4.A1" style:family="table-cell">
      <style:table-cell-properties fo:padding="0cm" fo:border-left="0.5pt solid #000000" fo:border-right="none" fo:border-top="0.5pt solid #000000" fo:border-bottom="0.5pt solid #000000"/>
    </style:style>
    <style:style style:name="Table4.B1" style:family="table-cell">
      <style:table-cell-properties fo:padding="0cm" fo:border-left="none" fo:border-right="none" fo:border-top="0.5pt solid #000000" fo:border-bottom="0.5pt solid #000000"/>
    </style:style>
    <style:style style:name="Table4.F1" style:family="table-cell">
      <style:table-cell-properties fo:padding="0cm" fo:border-left="none" fo:border-right="0.5pt solid #000000" fo:border-top="0.5pt solid #000000" fo:border-bottom="0.5pt solid #000000"/>
    </style:style>
    <style:style style:name="Table15" style:family="table">
      <style:table-properties style:width="18.803cm" table:align="left" fo:background-color="transparent">
        <style:background-image/>
      </style:table-properties>
    </style:style>
    <style:style style:name="Table15.A" style:family="table-column">
      <style:table-column-properties style:column-width="18.803cm"/>
    </style:style>
    <style:style style:name="Table15.1" style:family="table-row">
      <style:table-row-properties style:row-height="0.503cm" fo:background-color="transparent">
        <style:background-image/>
      </style:table-row-properties>
    </style:style>
    <style:style style:name="Table15.A1" style:family="table-cell">
      <style:table-cell-properties style:vertical-align="middle" fo:background-color="#97bdfd" fo:padding="0cm" fo:border="none" style:writing-mode="page">
        <style:background-image/>
      </style:table-cell-properties>
    </style:style>
    <style:style style:name="Table5" style:family="table">
      <style:table-properties style:width="18.803cm" table:align="left"/>
    </style:style>
    <style:style style:name="Table5.A" style:family="table-column">
      <style:table-column-properties style:column-width="2.491cm"/>
    </style:style>
    <style:style style:name="Table5.B" style:family="table-column">
      <style:table-column-properties style:column-width="2.914cm"/>
    </style:style>
    <style:style style:name="Table5.C" style:family="table-column">
      <style:table-column-properties style:column-width="2.39cm"/>
    </style:style>
    <style:style style:name="Table5.D" style:family="table-column">
      <style:table-column-properties style:column-width="2.614cm"/>
    </style:style>
    <style:style style:name="Table5.E" style:family="table-column">
      <style:table-column-properties style:column-width="1.993cm"/>
    </style:style>
    <style:style style:name="Table5.F" style:family="table-column">
      <style:table-column-properties style:column-width="6.401cm"/>
    </style:style>
    <style:style style:name="Table5.A1" style:family="table-cell">
      <style:table-cell-properties fo:padding="0cm" fo:border-left="0.5pt solid #000000" fo:border-right="none" fo:border-top="0.5pt solid #000000" fo:border-bottom="0.5pt solid #000000"/>
    </style:style>
    <style:style style:name="Table5.F1" style:family="table-cell">
      <style:table-cell-properties fo:padding="0cm" fo:border="0.5pt solid #000000"/>
    </style:style>
    <style:style style:name="Table5.A2" style:family="table-cell">
      <style:table-cell-properties fo:padding="0cm" fo:border-left="0.5pt solid #000000" fo:border-right="none" fo:border-top="none" fo:border-bottom="0.5pt solid #000000"/>
    </style:style>
    <style:style style:name="Table5.F2" style:family="table-cell">
      <style:table-cell-properties fo:padding="0cm" fo:border-left="0.5pt solid #000000" fo:border-right="0.5pt solid #000000" fo:border-top="none" fo:border-bottom="0.5pt solid #000000"/>
    </style:style>
    <style:style style:name="Table16" style:family="table">
      <style:table-properties style:width="18.8cm" table:align="left" fo:background-color="transparent">
        <style:background-image/>
      </style:table-properties>
    </style:style>
    <style:style style:name="Table16.A" style:family="table-column">
      <style:table-column-properties style:column-width="18.8cm"/>
    </style:style>
    <style:style style:name="Table16.1" style:family="table-row">
      <style:table-row-properties style:row-height="0.503cm" fo:background-color="transparent">
        <style:background-image/>
      </style:table-row-properties>
    </style:style>
    <style:style style:name="Table16.A1" style:family="table-cell">
      <style:table-cell-properties style:vertical-align="middle" fo:background-color="#97bdfd" fo:padding="0cm" fo:border="none" style:writing-mode="page">
        <style:background-image/>
      </style:table-cell-properties>
    </style:style>
    <style:style style:name="Table6" style:family="table">
      <style:table-properties style:width="18.803cm" table:align="left"/>
    </style:style>
    <style:style style:name="Table6.A" style:family="table-column">
      <style:table-column-properties style:column-width="2.009cm"/>
    </style:style>
    <style:style style:name="Table6.B" style:family="table-column">
      <style:table-column-properties style:column-width="2.697cm"/>
    </style:style>
    <style:style style:name="Table6.C" style:family="table-column">
      <style:table-column-properties style:column-width="2.789cm"/>
    </style:style>
    <style:style style:name="Table6.D" style:family="table-column">
      <style:table-column-properties style:column-width="3.711cm"/>
    </style:style>
    <style:style style:name="Table6.E" style:family="table-column">
      <style:table-column-properties style:column-width="2.589cm"/>
    </style:style>
    <style:style style:name="Table6.F" style:family="table-column">
      <style:table-column-properties style:column-width="5.008cm"/>
    </style:style>
    <style:style style:name="Table6.A1" style:family="table-cell">
      <style:table-cell-properties fo:padding="0cm" fo:border-left="0.5pt solid #000000" fo:border-right="none" fo:border-top="0.5pt solid #000000" fo:border-bottom="0.5pt solid #000000"/>
    </style:style>
    <style:style style:name="Table6.F1" style:family="table-cell">
      <style:table-cell-properties fo:padding="0cm" fo:border="0.5pt solid #000000"/>
    </style:style>
    <style:style style:name="Table6.A2" style:family="table-cell">
      <style:table-cell-properties fo:padding="0cm" fo:border-left="0.5pt solid #000000" fo:border-right="none" fo:border-top="none" fo:border-bottom="0.5pt solid #000000"/>
    </style:style>
    <style:style style:name="Table6.F2" style:family="table-cell">
      <style:table-cell-properties fo:padding="0cm" fo:border-left="0.5pt solid #000000" fo:border-right="0.5pt solid #000000" fo:border-top="none" fo:border-bottom="0.5pt solid #000000"/>
    </style:style>
    <style:style style:name="Table17" style:family="table">
      <style:table-properties style:width="18.803cm" table:align="left" fo:background-color="transparent">
        <style:background-image/>
      </style:table-properties>
    </style:style>
    <style:style style:name="Table17.A" style:family="table-column">
      <style:table-column-properties style:column-width="18.803cm"/>
    </style:style>
    <style:style style:name="Table17.1" style:family="table-row">
      <style:table-row-properties style:row-height="0.503cm" fo:background-color="transparent">
        <style:background-image/>
      </style:table-row-properties>
    </style:style>
    <style:style style:name="Table17.A1" style:family="table-cell">
      <style:table-cell-properties style:vertical-align="middle" fo:background-color="#97bdfd" fo:padding="0cm" fo:border="none" style:writing-mode="page">
        <style:background-image/>
      </style:table-cell-properties>
    </style:style>
    <style:style style:name="Table7" style:family="table">
      <style:table-properties style:width="18.803cm" table:align="left"/>
    </style:style>
    <style:style style:name="Table7.A" style:family="table-column">
      <style:table-column-properties style:column-width="2.491cm"/>
    </style:style>
    <style:style style:name="Table7.B" style:family="table-column">
      <style:table-column-properties style:column-width="3.51cm"/>
    </style:style>
    <style:style style:name="Table7.C" style:family="table-column">
      <style:table-column-properties style:column-width="2.392cm"/>
    </style:style>
    <style:style style:name="Table7.D" style:family="table-column">
      <style:table-column-properties style:column-width="2.713cm"/>
    </style:style>
    <style:style style:name="Table7.E" style:family="table-column">
      <style:table-column-properties style:column-width="2.092cm"/>
    </style:style>
    <style:style style:name="Table7.F" style:family="table-column">
      <style:table-column-properties style:column-width="5.606cm"/>
    </style:style>
    <style:style style:name="Table7.A1" style:family="table-cell">
      <style:table-cell-properties fo:padding="0cm" fo:border-left="0.5pt solid #000000" fo:border-right="none" fo:border-top="0.5pt solid #000000" fo:border-bottom="0.5pt solid #000000"/>
    </style:style>
    <style:style style:name="Table7.F1" style:family="table-cell">
      <style:table-cell-properties fo:padding="0cm" fo:border="0.5pt solid #000000"/>
    </style:style>
    <style:style style:name="Table7.A2" style:family="table-cell">
      <style:table-cell-properties fo:padding="0cm" fo:border-left="0.5pt solid #000000" fo:border-right="none" fo:border-top="none" fo:border-bottom="0.5pt solid #000000"/>
    </style:style>
    <style:style style:name="Table7.D2" style:family="table-cell">
      <style:table-cell-properties fo:padding="0cm" fo:border-left="0.5pt solid #000000" fo:border-right="0.5pt solid #000000" fo:border-top="none" fo:border-bottom="0.5pt solid #000000"/>
    </style:style>
    <style:style style:name="Table18" style:family="table">
      <style:table-properties style:width="18.803cm" table:align="left" fo:background-color="transparent">
        <style:background-image/>
      </style:table-properties>
    </style:style>
    <style:style style:name="Table18.A" style:family="table-column">
      <style:table-column-properties style:column-width="18.803cm"/>
    </style:style>
    <style:style style:name="Table18.1" style:family="table-row">
      <style:table-row-properties style:row-height="0.503cm" fo:background-color="transparent">
        <style:background-image/>
      </style:table-row-properties>
    </style:style>
    <style:style style:name="Table18.A1" style:family="table-cell">
      <style:table-cell-properties style:vertical-align="middle" fo:background-color="#97bdfd" fo:padding="0cm" fo:border="none" style:writing-mode="page">
        <style:background-image/>
      </style:table-cell-properties>
    </style:style>
    <style:style style:name="Table8" style:family="table">
      <style:table-properties style:width="18.803cm" table:align="left"/>
    </style:style>
    <style:style style:name="Table8.A" style:family="table-column">
      <style:table-column-properties style:column-width="9.49cm"/>
    </style:style>
    <style:style style:name="Table8.B" style:family="table-column">
      <style:table-column-properties style:column-width="9.313cm"/>
    </style:style>
    <style:style style:name="Table8.1" style:family="table-row">
      <style:table-row-properties style:min-row-height="0.002cm"/>
    </style:style>
    <style:style style:name="Table8.A1" style:family="table-cell">
      <style:table-cell-properties fo:padding="0cm" fo:border="0.5pt solid #000000"/>
    </style:style>
    <style:style style:name="Table8.A2" style:family="table-cell">
      <style:table-cell-properties fo:padding="0cm" fo:border-left="0.5pt solid #000000" fo:border-right="0.5pt solid #000000" fo:border-top="none" fo:border-bottom="0.5pt solid #000000"/>
    </style:style>
    <style:style style:name="Table8.A5" style:family="table-cell">
      <style:table-cell-properties fo:padding="0cm" fo:border-left="0.5pt solid #000000" fo:border-right="none" fo:border-top="none" fo:border-bottom="0.5pt solid #000000"/>
    </style:style>
    <style:style style:name="Table19" style:family="table">
      <style:table-properties style:width="18.803cm" table:align="left" fo:background-color="transparent">
        <style:background-image/>
      </style:table-properties>
    </style:style>
    <style:style style:name="Table19.A" style:family="table-column">
      <style:table-column-properties style:column-width="18.803cm"/>
    </style:style>
    <style:style style:name="Table19.1" style:family="table-row">
      <style:table-row-properties style:row-height="0.503cm" fo:background-color="transparent">
        <style:background-image/>
      </style:table-row-properties>
    </style:style>
    <style:style style:name="Table19.A1" style:family="table-cell">
      <style:table-cell-properties style:vertical-align="middle" fo:background-color="#97bdfd" fo:padding="0cm" fo:border="none" style:writing-mode="page">
        <style:background-image/>
      </style:table-cell-properties>
    </style:style>
    <style:style style:name="Table9" style:family="table">
      <style:table-properties style:width="18.803cm" table:align="left"/>
    </style:style>
    <style:style style:name="Table9.A" style:family="table-column">
      <style:table-column-properties style:column-width="3.089cm"/>
    </style:style>
    <style:style style:name="Table9.B" style:family="table-column">
      <style:table-column-properties style:column-width="6.922cm"/>
    </style:style>
    <style:style style:name="Table9.C" style:family="table-column">
      <style:table-column-properties style:column-width="2.291cm"/>
    </style:style>
    <style:style style:name="Table9.D" style:family="table-column">
      <style:table-column-properties style:column-width="6.502cm"/>
    </style:style>
    <style:style style:name="Table9.A1" style:family="table-cell">
      <style:table-cell-properties fo:padding="0cm" fo:border-left="0.5pt solid #000000" fo:border-right="none" fo:border-top="0.5pt solid #000000" fo:border-bottom="0.5pt solid #000000"/>
    </style:style>
    <style:style style:name="Table9.D1" style:family="table-cell">
      <style:table-cell-properties fo:padding="0cm" fo:border="0.5pt solid #000000"/>
    </style:style>
    <style:style style:name="Table20" style:family="table">
      <style:table-properties style:width="18.803cm" table:align="left" fo:background-color="transparent">
        <style:background-image/>
      </style:table-properties>
    </style:style>
    <style:style style:name="Table20.A" style:family="table-column">
      <style:table-column-properties style:column-width="18.803cm"/>
    </style:style>
    <style:style style:name="Table20.1" style:family="table-row">
      <style:table-row-properties style:row-height="0.503cm" fo:background-color="transparent">
        <style:background-image/>
      </style:table-row-properties>
    </style:style>
    <style:style style:name="Table20.A1" style:family="table-cell">
      <style:table-cell-properties style:vertical-align="middle" fo:background-color="#97bdfd" fo:padding="0cm" fo:border="none" style:writing-mode="page">
        <style:background-image/>
      </style:table-cell-properties>
    </style:style>
    <style:style style:name="Table10" style:family="table">
      <style:table-properties style:width="18.803cm" table:align="left"/>
    </style:style>
    <style:style style:name="Table10.A" style:family="table-column">
      <style:table-column-properties style:column-width="18.803cm"/>
    </style:style>
    <style:style style:name="Table10.A1" style:family="table-cell">
      <style:table-cell-properties fo:padding="0cm" fo:border="0.5pt solid #000000"/>
    </style:style>
    <style:style style:name="Table10.A2" style:family="table-cell">
      <style:table-cell-properties fo:padding="0cm" fo:border-left="0.5pt solid #000000" fo:border-right="0.5pt solid #000000" fo:border-top="none" fo:border-bottom="0.5pt solid #000000"/>
    </style:style>
    <style:style style:name="Table21" style:family="table">
      <style:table-properties style:width="18.803cm" table:align="left" fo:background-color="transparent">
        <style:background-image/>
      </style:table-properties>
    </style:style>
    <style:style style:name="Table21.A" style:family="table-column">
      <style:table-column-properties style:column-width="18.803cm"/>
    </style:style>
    <style:style style:name="Table21.1" style:family="table-row">
      <style:table-row-properties style:row-height="0.503cm" fo:background-color="transparent">
        <style:background-image/>
      </style:table-row-properties>
    </style:style>
    <style:style style:name="Table21.A1" style:family="table-cell">
      <style:table-cell-properties style:vertical-align="middle" fo:background-color="#97bdfd" fo:padding="0cm" fo:border="none" style:writing-mode="page">
        <style:background-image/>
      </style:table-cell-properties>
    </style:style>
    <style:style style:name="Table11" style:family="table">
      <style:table-properties style:width="18.803cm" table:align="left"/>
    </style:style>
    <style:style style:name="Table11.A" style:family="table-column">
      <style:table-column-properties style:column-width="18.803cm"/>
    </style:style>
    <style:style style:name="Table11.A1" style:family="table-cell">
      <style:table-cell-properties fo:padding="0cm" fo:border="0.5pt solid #000000"/>
    </style:style>
    <style:style style:name="Table11.2" style:family="table-row">
      <style:table-row-properties style:min-row-height="0.52cm"/>
    </style:style>
    <style:style style:name="Table11.A2" style:family="table-cell">
      <style:table-cell-properties fo:padding="0cm" fo:border-left="0.5pt solid #000000" fo:border-right="0.5pt solid #000000" fo:border-top="none" fo:border-bottom="0.5pt solid #000000"/>
    </style:style>
    <style:style style:name="表格1" style:family="table">
      <style:table-properties style:width="19.001cm" table:align="margins"/>
    </style:style>
    <style:style style:name="表格1.A" style:family="table-column">
      <style:table-column-properties style:column-width="9.5cm" style:rel-column-width="32767*"/>
    </style:style>
    <style:style style:name="表格2" style:family="table">
      <style:table-properties style:width="19.001cm" table:align="margins"/>
    </style:style>
    <style:style style:name="表格2.A" style:family="table-column">
      <style:table-column-properties style:column-width="3.799cm" style:rel-column-width="13107*"/>
    </style:style>
    <style:style style:name="P1" style:family="paragraph" style:parent-style-name="Standard">
      <style:text-properties officeooo:paragraph-rsid="006eb1ca"/>
    </style:style>
    <style:style style:name="P2" style:family="paragraph" style:parent-style-name="Standard">
      <style:text-properties officeooo:paragraph-rsid="000f9240"/>
    </style:style>
    <style:style style:name="P3" style:family="paragraph" style:parent-style-name="Standard">
      <style:text-properties officeooo:paragraph-rsid="00111eab"/>
    </style:style>
    <style:style style:name="P4" style:family="paragraph" style:parent-style-name="Standard">
      <style:text-properties officeooo:paragraph-rsid="00114aae"/>
    </style:style>
    <style:style style:name="P5" style:family="paragraph" style:parent-style-name="Table_20_Contents">
      <style:paragraph-properties style:line-spacing="0cm"/>
    </style:style>
    <style:style style:name="P6" style:family="paragraph" style:parent-style-name="Standard">
      <style:paragraph-properties style:line-spacing="0cm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iti TC" fo:font-size="7pt" fo:font-style="normal" fo:text-shadow="none" style:text-underline-style="none" fo:font-weight="normal" style:font-name-asian="Heiti T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微軟正黑體" fo:font-size="9pt" fo:font-style="normal" fo:text-shadow="none" style:text-underline-style="none" fo:font-weight="normal" style:font-name-asian="微軟正黑體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微軟正黑體" fo:font-size="9pt" fo:font-style="normal" fo:text-shadow="none" style:text-underline-style="none" fo:font-weight="normal" officeooo:rsid="0009c8ec" officeooo:paragraph-rsid="0009c8ec" style:font-name-asian="微軟正黑體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微軟正黑體" fo:font-size="9pt" fo:font-style="normal" fo:text-shadow="none" style:text-underline-style="none" fo:font-weight="normal" style:font-name-asian="微軟正黑體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微軟正黑體" fo:font-size="9pt" fo:font-style="normal" fo:text-shadow="none" style:text-underline-style="none" fo:font-weight="normal" style:font-name-asian="微軟正黑體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text-properties fo:color="#000000" loext:opacity="100%" style:font-name="微軟正黑體" fo:font-size="9pt" officeooo:rsid="00074561" officeooo:paragraph-rsid="00074561" style:font-name-asian="微軟正黑體" style:font-size-asian="9pt" style:font-size-complex="9pt"/>
    </style:style>
    <style:style style:name="P13" style:family="paragraph" style:parent-style-name="Table_20_Contents">
      <style:text-properties fo:color="#000000" loext:opacity="100%" style:font-name="微軟正黑體" fo:font-size="9pt" style:font-name-asian="微軟正黑體" style:font-size-asian="9pt" style:font-size-complex="9pt"/>
    </style:style>
    <style:style style:name="P14" style:family="paragraph" style:parent-style-name="Table_20_Contents">
      <style:text-properties fo:color="#000000" loext:opacity="100%" style:font-name="微軟正黑體" fo:font-size="9pt" officeooo:paragraph-rsid="00074561" style:font-name-asian="微軟正黑體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text-properties style:font-name="微軟正黑體" fo:font-size="9pt" style:font-name-asian="微軟正黑體" style:font-size-asian="9pt" style:font-size-complex="9pt"/>
    </style:style>
    <style:style style:name="P17" style:family="paragraph" style:parent-style-name="Table_20_Contents">
      <style:text-properties style:font-name="微軟正黑體" fo:font-size="9pt" officeooo:rsid="00074561" officeooo:paragraph-rsid="00074561" style:font-name-asian="微軟正黑體" style:font-size-asian="9pt" style:font-size-complex="9pt"/>
    </style:style>
    <style:style style:name="P18" style:family="paragraph" style:parent-style-name="Table_20_Contents">
      <style:text-properties style:font-name="微軟正黑體" fo:font-size="9pt" officeooo:paragraph-rsid="00074561" style:font-name-asian="微軟正黑體" style:font-size-asian="9pt" style:font-size-complex="9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微軟正黑體" fo:font-size="9pt" style:font-name-asian="微軟正黑體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微軟正黑體" fo:font-size="9pt" style:font-name-asian="微軟正黑體" style:font-size-asian="9pt" style:font-size-complex="9pt"/>
    </style:style>
    <style:style style:name="P21" style:family="paragraph" style:parent-style-name="Table_20_Contents">
      <style:paragraph-properties fo:text-align="end" style:justify-single-word="false"/>
      <style:text-properties style:font-name="微軟正黑體" fo:font-size="9pt" style:font-name-asian="微軟正黑體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style:font-name="微軟正黑體" fo:font-size="9pt" officeooo:paragraph-rsid="010621f8" style:font-name-asian="微軟正黑體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style:font-name="微軟正黑體" fo:font-size="9pt" officeooo:paragraph-rsid="0107d5f6" style:font-name-asian="微軟正黑體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微軟正黑體" fo:font-size="9pt" officeooo:rsid="004fad47" officeooo:paragraph-rsid="010621f8" style:font-name-asian="微軟正黑體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style:font-name="微軟正黑體" fo:font-size="9pt" officeooo:rsid="00485296" style:font-name-asian="微軟正黑體" style:font-size-asian="9pt" style:font-size-complex="9pt"/>
    </style:style>
    <style:style style:name="P26" style:family="paragraph" style:parent-style-name="Table_20_Contents">
      <style:paragraph-properties fo:margin-top="0cm" fo:margin-bottom="0cm" style:contextual-spacing="false" fo:line-height="0.499cm" fo:text-align="start" style:justify-single-word="false"/>
      <style:text-properties style:font-name="微軟正黑體" fo:font-size="9pt" officeooo:rsid="00fa7e07" officeooo:paragraph-rsid="00fa7e07" style:font-name-asian="微軟正黑體" style:font-size-asian="9pt" style:font-size-complex="9pt"/>
    </style:style>
    <style:style style:name="P27" style:family="paragraph" style:parent-style-name="Table_20_Contents">
      <style:paragraph-properties style:line-spacing="0cm" fo:text-align="center" style:justify-single-word="false"/>
      <style:text-properties style:font-name="微軟正黑體" fo:font-size="9pt" officeooo:rsid="00c98332" officeooo:paragraph-rsid="00c98332" style:font-name-asian="微軟正黑體" style:font-size-asian="9pt" style:font-size-complex="9pt"/>
    </style:style>
    <style:style style:name="P28" style:family="paragraph" style:parent-style-name="Table_20_Contents">
      <style:paragraph-properties style:line-spacing="0cm" fo:text-align="center" style:justify-single-word="false"/>
      <style:text-properties style:font-name="微軟正黑體" fo:font-size="9pt" officeooo:rsid="00ca9868" officeooo:paragraph-rsid="00ca9868" style:font-name-asian="微軟正黑體" style:font-size-asian="9pt" style:font-size-complex="9pt"/>
    </style:style>
    <style:style style:name="P29" style:family="paragraph" style:parent-style-name="Table_20_Contents">
      <style:paragraph-properties style:line-spacing="0cm" fo:text-align="center" style:justify-single-word="false"/>
      <style:text-properties style:font-name="微軟正黑體" fo:font-size="9pt" officeooo:rsid="00ccf6c6" officeooo:paragraph-rsid="00ccf6c6" style:font-name-asian="微軟正黑體" style:font-size-asian="9pt" style:font-size-complex="9pt"/>
    </style:style>
    <style:style style:name="P30" style:family="paragraph" style:parent-style-name="Table_20_Contents">
      <style:paragraph-properties style:line-spacing="0cm" fo:text-align="center" style:justify-single-word="false"/>
      <style:text-properties style:font-name="微軟正黑體" fo:font-size="9pt" style:font-name-asian="微軟正黑體" style:font-size-asian="9pt" style:font-size-complex="9pt"/>
    </style:style>
    <style:style style:name="P31" style:family="paragraph" style:parent-style-name="Table_20_Contents">
      <style:paragraph-properties style:line-spacing="0cm"/>
      <style:text-properties style:font-name="微軟正黑體" fo:font-size="9pt" style:font-name-asian="微軟正黑體" style:font-size-asian="9pt" style:font-size-complex="9pt"/>
    </style:style>
    <style:style style:name="P32" style:family="paragraph" style:parent-style-name="Table_20_Contents">
      <style:paragraph-properties style:line-spacing="0cm" fo:text-align="end" style:justify-single-word="false"/>
      <style:text-properties style:font-name="微軟正黑體" fo:font-size="9pt" style:font-name-asian="微軟正黑體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微軟正黑體" fo:font-size="9pt" officeooo:rsid="00df1418" officeooo:paragraph-rsid="00df1418" style:font-name-asian="微軟正黑體" style:font-size-asian="9pt" style:font-size-complex="9pt"/>
    </style:style>
    <style:style style:name="P34" style:family="paragraph" style:parent-style-name="Table_20_Contents">
      <style:text-properties style:font-name="微軟正黑體" fo:font-size="9pt" officeooo:rsid="005c5062" style:font-name-asian="微軟正黑體" style:font-size-asian="9pt" style:font-size-complex="9pt"/>
    </style:style>
    <style:style style:name="P35" style:family="paragraph" style:parent-style-name="Table_20_Contents">
      <style:paragraph-properties fo:text-align="start" style:justify-single-word="false"/>
      <style:text-properties style:font-name="微軟正黑體" fo:font-size="9pt" officeooo:rsid="005c5062" style:font-name-asian="微軟正黑體" style:font-size-asian="9pt" style:font-size-complex="9pt"/>
    </style:style>
    <style:style style:name="P36" style:family="paragraph" style:parent-style-name="Table_20_Contents">
      <style:text-properties style:font-name="微軟正黑體" fo:font-size="9pt" officeooo:rsid="00619de5" style:font-name-asian="微軟正黑體" style:font-size-asian="9pt" style:font-size-complex="9pt"/>
    </style:style>
    <style:style style:name="P37" style:family="paragraph" style:parent-style-name="Table_20_Contents">
      <style:text-properties style:font-name="微軟正黑體" fo:font-size="9pt" officeooo:rsid="0061f6ba" style:font-name-asian="微軟正黑體" style:font-size-asian="9pt" style:font-size-complex="9pt"/>
    </style:style>
    <style:style style:name="P38" style:family="paragraph" style:parent-style-name="Table_20_Contents">
      <style:text-properties style:font-name="微軟正黑體" fo:font-size="9pt" officeooo:rsid="0063a75f" style:font-name-asian="微軟正黑體" style:font-size-asian="9pt" style:font-size-complex="9pt"/>
    </style:style>
    <style:style style:name="P39" style:family="paragraph" style:parent-style-name="Table_20_Contents">
      <style:text-properties style:font-name="微軟正黑體" fo:font-size="9pt" officeooo:rsid="006ae9bd" style:font-name-asian="微軟正黑體" style:font-size-asian="9pt" style:font-size-complex="9pt"/>
    </style:style>
    <style:style style:name="P40" style:family="paragraph" style:parent-style-name="Table_20_Contents">
      <style:text-properties style:font-name="微軟正黑體" fo:font-size="9pt" officeooo:rsid="00114aae" officeooo:paragraph-rsid="00114aae" style:font-name-asian="微軟正黑體" style:font-size-asian="9pt" style:font-size-complex="9pt"/>
    </style:style>
    <style:style style:name="P41" style:family="paragraph" style:parent-style-name="Table_20_Contents">
      <style:text-properties style:font-name="微軟正黑體" fo:font-size="9pt" officeooo:rsid="00125db8" officeooo:paragraph-rsid="00125db8" style:font-name-asian="微軟正黑體" style:font-size-asian="9pt" style:font-size-complex="9pt"/>
    </style:style>
    <style:style style:name="P42" style:family="paragraph" style:parent-style-name="Table_20_Contents">
      <style:text-properties style:font-name="微軟正黑體" fo:font-size="9pt" officeooo:paragraph-rsid="00125db8" style:font-name-asian="微軟正黑體" style:font-size-asian="9pt" style:font-size-complex="9pt"/>
    </style:style>
    <style:style style:name="P43" style:family="paragraph" style:parent-style-name="Table_20_Contents">
      <style:text-properties style:font-name="微軟正黑體" fo:font-size="9pt" officeooo:rsid="001458bb" officeooo:paragraph-rsid="001458bb" style:font-name-asian="微軟正黑體" style:font-size-asian="9pt" style:font-size-complex="9pt"/>
    </style:style>
    <style:style style:name="P4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 style:vertical-align="middle"/>
      <style:text-properties style:font-name="微軟正黑體" fo:font-size="9pt" officeooo:rsid="001458bb" officeooo:paragraph-rsid="001458bb" style:font-name-asian="微軟正黑體" style:font-size-asian="9pt" style:font-size-complex="9pt"/>
    </style:style>
    <style:style style:name="P45" style:family="paragraph" style:parent-style-name="Table_20_Contents">
      <style:paragraph-properties fo:margin-left="0cm" fo:margin-right="0cm" style:line-spacing="0cm" fo:text-align="center" style:justify-single-word="false" fo:text-indent="0cm" style:auto-text-indent="false"/>
      <style:text-properties style:font-name="微軟正黑體" fo:font-size="9pt" fo:font-weight="normal" style:font-name-asian="微軟正黑體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style:line-spacing="0cm" fo:text-align="center" style:justify-single-word="false"/>
      <style:text-properties style:font-name="微軟正黑體" fo:font-size="9pt" fo:font-weight="normal" officeooo:rsid="00c98332" officeooo:paragraph-rsid="00c98332" style:font-name-asian="微軟正黑體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微軟正黑體" fo:font-size="9pt" style:text-underline-style="none" fo:font-weight="normal" officeooo:rsid="005c5062" style:font-name-asian="微軟正黑體" style:font-size-asian="9pt" style:language-asian="zh" style:country-asian="TW" style:font-style-asian="normal" style:font-weight-asian="normal" style:font-size-complex="9pt" style:font-weight-complex="normal"/>
    </style:style>
    <style:style style:name="P48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  <style:text-properties style:font-name="微軟正黑體" fo:font-size="10pt" style:font-name-asian="微軟正黑體" style:font-size-asian="10pt" style:font-size-complex="10pt"/>
    </style:style>
    <style:style style:name="P49" style:family="paragraph" style:parent-style-name="Table_20_Contents">
      <loext:graphic-properties draw:fill="none" draw:fill-gradient-name="gradient" draw:fill-hatch-name="hatch"/>
      <style:paragraph-properties fo:margin-top="0cm" fo:margin-bottom="0cm" style:contextual-spacing="false" fo:background-color="transparent"/>
      <style:text-properties style:font-name="微軟正黑體" fo:font-size="10pt" style:font-name-asian="微軟正黑體" style:font-size-asian="10pt" style:font-size-complex="10pt"/>
    </style:style>
    <style:style style:name="P50" style:family="paragraph" style:parent-style-name="Standard">
      <style:text-properties style:text-position="super 58%" style:font-name="微軟正黑體" fo:font-size="6.84999990463257pt" officeooo:paragraph-rsid="000839e8" style:font-name-asian="微軟正黑體" style:font-size-asian="6pt" style:font-size-complex="6.84999990463257pt"/>
    </style:style>
    <style:style style:name="P51" style:family="paragraph" style:parent-style-name="Standard">
      <style:text-properties style:text-position="sub 58%" style:font-name="微軟正黑體" fo:font-size="7pt" officeooo:paragraph-rsid="00094595" fo:background-color="#97bdfc" style:font-name-asian="微軟正黑體" style:font-size-asian="7pt" style:font-size-complex="7pt"/>
    </style:style>
    <style:style style:name="P52" style:family="paragraph" style:parent-style-name="Standard">
      <style:text-properties style:text-position="sub 58%" style:font-name="微軟正黑體" fo:font-size="8pt" officeooo:paragraph-rsid="00125db8" fo:background-color="#97bdfc" style:font-name-asian="微軟正黑體" style:font-size-asian="7pt" style:font-size-complex="8pt"/>
    </style:style>
    <style:style style:name="P53" style:family="paragraph" style:parent-style-name="Standard">
      <style:text-properties style:text-position="sub 58%" style:font-name="微軟正黑體" fo:font-size="8pt" officeooo:paragraph-rsid="001458bb" fo:background-color="#97bdfc" style:font-name-asian="微軟正黑體" style:font-size-asian="7pt" style:font-size-complex="8pt"/>
    </style:style>
    <style:style style:name="P54" style:family="paragraph" style:parent-style-name="Standard">
      <style:text-properties style:text-position="0% 100%" style:font-name="微軟正黑體" fo:font-size="8pt" officeooo:paragraph-rsid="00148b5e" fo:background-color="transparent" style:font-name-asian="微軟正黑體" style:font-size-asian="8pt" style:font-size-complex="8pt"/>
    </style:style>
    <style:style style:name="P55" style:family="paragraph" style:parent-style-name="Standard">
      <style:text-properties style:text-position="0% 100%" style:font-name="微軟正黑體" fo:font-size="9pt" officeooo:paragraph-rsid="00148b5e" fo:background-color="transparent" style:font-name-asian="微軟正黑體" style:font-size-asian="9pt" style:font-size-complex="9pt"/>
    </style:style>
    <style:style style:name="P56" style:family="paragraph" style:parent-style-name="Standard">
      <style:paragraph-properties fo:text-align="center" style:justify-single-word="false"/>
      <style:text-properties style:text-position="0% 100%" style:font-name="微軟正黑體" fo:font-size="9pt" officeooo:paragraph-rsid="001458bb" fo:background-color="transparent" style:font-name-asian="微軟正黑體" style:font-size-asian="9pt" style:font-size-complex="9pt"/>
    </style:style>
    <style:style style:name="P57" style:family="paragraph" style:parent-style-name="Standard">
      <style:text-properties style:text-position="0% 100%" style:font-name="微軟正黑體" fo:font-size="9pt" officeooo:paragraph-rsid="001458bb" fo:background-color="transparent" style:font-name-asian="微軟正黑體" style:font-size-asian="9pt" style:font-size-complex="9pt"/>
    </style:style>
    <style:style style:name="P58" style:family="paragraph" style:parent-style-name="Standard">
      <style:text-properties style:text-position="0% 100%" style:font-name="微軟正黑體" fo:font-size="9pt" officeooo:paragraph-rsid="002ce4f5" fo:background-color="transparent" style:font-name-asian="微軟正黑體" style:font-size-asian="9pt" style:font-size-complex="9pt"/>
    </style:style>
    <style:style style:name="P59" style:family="paragraph" style:parent-style-name="Standard">
      <style:text-properties style:text-position="0% 100%" style:font-name="微軟正黑體" fo:font-size="10pt" officeooo:rsid="00148b5e" officeooo:paragraph-rsid="00148b5e" fo:background-color="transparent" style:font-name-asian="微軟正黑體" style:font-size-asian="10pt" style:font-size-complex="10pt"/>
    </style:style>
    <style:style style:name="P60" style:family="paragraph" style:parent-style-name="Standard">
      <style:text-properties officeooo:paragraph-rsid="00094595"/>
    </style:style>
    <style:style style:name="P61" style:family="paragraph" style:parent-style-name="Footer">
      <style:paragraph-properties fo:text-align="center" style:justify-single-word="false"/>
      <style:text-properties style:font-name="微軟正黑體" officeooo:paragraph-rsid="011302e1" style:font-name-asian="微軟正黑體"/>
    </style:style>
    <style:style style:name="P6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微軟正黑體" fo:font-size="20pt" fo:font-style="normal" fo:text-shadow="none" style:text-underline-style="none" fo:font-weight="normal" fo:background-color="transparent" style:font-name-asian="微軟正黑體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63" style:family="paragraph" style:parent-style-name="Standard">
      <style:text-properties style:text-position="0% 100%" style:font-name="微軟正黑體" fo:font-size="9pt" officeooo:rsid="00148b5e" officeooo:paragraph-rsid="00148b5e" fo:background-color="transparent" style:font-name-asian="微軟正黑體" style:font-size-asian="9pt" style:font-size-complex="9pt"/>
    </style:style>
    <style:style style:name="P64" style:family="paragraph" style:parent-style-name="Standard">
      <style:text-properties style:text-position="0% 100%" style:font-name="微軟正黑體" fo:font-size="9pt" officeooo:rsid="00148b5e" officeooo:paragraph-rsid="0118eb9f" fo:background-color="transparent" style:font-name-asian="微軟正黑體" style:font-size-asian="9pt" style:font-size-complex="9pt"/>
    </style:style>
    <style:style style:name="P65" style:family="paragraph" style:parent-style-name="Standard">
      <style:paragraph-properties fo:text-align="start" style:justify-single-word="false"/>
      <style:text-properties style:text-position="0% 100%" style:font-name="微軟正黑體" fo:font-size="9pt" officeooo:rsid="00148b5e" officeooo:paragraph-rsid="0118eb9f" fo:background-color="transparent" style:font-name-asian="微軟正黑體" style:font-size-asian="9pt" style:font-size-complex="9pt"/>
    </style:style>
    <style:style style:name="P66" style:family="paragraph" style:parent-style-name="Standard">
      <style:text-properties style:text-position="0% 100%" style:font-name="微軟正黑體" fo:font-size="9pt" officeooo:rsid="0015d2ff" officeooo:paragraph-rsid="0015d2ff" fo:background-color="transparent" style:font-name-asian="微軟正黑體" style:font-size-asian="9pt" style:font-size-complex="9pt"/>
    </style:style>
    <style:style style:name="P67" style:family="paragraph" style:parent-style-name="Standard">
      <style:text-properties style:text-position="0% 100%" style:font-name="微軟正黑體" fo:font-size="9pt" officeooo:rsid="00148b5e" officeooo:paragraph-rsid="00148b5e" style:font-name-asian="微軟正黑體" style:font-size-asian="9pt" style:font-size-complex="9pt"/>
    </style:style>
    <style:style style:name="P68" style:family="paragraph" style:parent-style-name="Standard">
      <style:text-properties style:font-name="微軟正黑體" officeooo:paragraph-rsid="001458bb" style:font-name-asian="微軟正黑體"/>
    </style:style>
    <style:style style:name="P69" style:family="paragraph" style:parent-style-name="Standard">
      <style:paragraph-properties fo:margin-left="0cm" fo:margin-right="0cm" fo:margin-top="0cm" fo:margin-bottom="0cm" style:contextual-spacing="false" style:line-spacing="0cm" fo:text-align="start" style:justify-single-word="false" fo:text-indent="0cm" style:auto-text-indent="false"/>
      <style:text-properties officeooo:paragraph-rsid="011302e1"/>
    </style:style>
    <style:style style:name="P70" style:family="paragraph" style:parent-style-name="Standard">
      <style:text-properties officeooo:paragraph-rsid="006eb1ca"/>
    </style:style>
    <style:style style:name="P71" style:family="paragraph" style:parent-style-name="Standard">
      <style:text-properties officeooo:paragraph-rsid="000f9240"/>
    </style:style>
    <style:style style:name="P72" style:family="paragraph" style:parent-style-name="Standard">
      <style:text-properties officeooo:paragraph-rsid="00111eab"/>
    </style:style>
    <style:style style:name="P73" style:family="paragraph" style:parent-style-name="Standard">
      <style:text-properties officeooo:paragraph-rsid="00114aae"/>
    </style:style>
    <style:style style:name="P74" style:family="paragraph" style:parent-style-name="Standard">
      <style:paragraph-properties fo:line-height="100%"/>
      <style:text-properties officeooo:paragraph-rsid="00094595"/>
    </style:style>
    <style:style style:name="P75" style:family="paragraph" style:parent-style-name="Standard">
      <style:paragraph-properties fo:line-height="100%"/>
      <style:text-properties style:text-position="super 58%" style:font-name="微軟正黑體" fo:font-size="6.84999990463257pt" officeooo:paragraph-rsid="0115db35" style:font-name-asian="微軟正黑體" style:font-size-asian="6pt" style:font-size-complex="6.84999990463257pt"/>
    </style:style>
    <style:style style:name="P76" style:family="paragraph" style:parent-style-name="Table_20_Contents">
      <style:paragraph-properties fo:text-align="start" style:justify-single-word="false"/>
      <style:text-properties officeooo:paragraph-rsid="010fbf1c"/>
    </style:style>
    <style:style style:name="P77" style:family="paragraph" style:parent-style-name="Table_20_Contents">
      <style:paragraph-properties fo:line-height="100%" fo:text-align="start" style:justify-single-word="false"/>
      <style:text-properties style:font-name="微軟正黑體" fo:font-size="9pt" officeooo:rsid="000d9f1a" officeooo:paragraph-rsid="000d9f1a" style:font-name-asian="微軟正黑體" style:font-size-asian="9pt" style:font-size-complex="9pt"/>
    </style:style>
    <style:style style:name="P78" style:family="paragraph" style:parent-style-name="Table_20_Contents">
      <style:paragraph-properties fo:line-height="100%" fo:text-align="end" style:justify-single-word="false"/>
      <style:text-properties style:font-name="微軟正黑體" fo:font-size="9pt" officeooo:paragraph-rsid="010a9430" style:font-name-asian="微軟正黑體" style:font-size-asian="9pt" style:font-size-complex="9pt"/>
    </style:style>
    <style:style style:name="T1" style:family="text">
      <style:text-properties officeooo:rsid="00a19d58"/>
    </style:style>
    <style:style style:name="T2" style:family="text">
      <style:text-properties style:text-position="sub 58%" style:font-name="微軟正黑體" fo:font-size="7pt" officeooo:rsid="00702057" fo:background-color="#97bdfc" loext:char-shading-value="0" style:font-name-asian="微軟正黑體" style:font-size-asian="6.09999990463257pt" style:font-size-complex="7pt"/>
    </style:style>
    <style:style style:name="T3" style:family="text">
      <style:text-properties style:text-position="sub 58%" style:font-name="微軟正黑體" fo:font-size="8pt" officeooo:rsid="006eb1ca" fo:background-color="#97bdfc" loext:char-shading-value="0" style:font-name-asian="微軟正黑體" style:font-size-asian="7pt" style:font-size-complex="8pt"/>
    </style:style>
    <style:style style:name="T4" style:family="text">
      <style:text-properties style:text-position="sub 58%" style:font-name="微軟正黑體" fo:font-size="8pt" officeooo:rsid="006efc90" fo:background-color="#97bdfc" loext:char-shading-value="0" style:font-name-asian="微軟正黑體" style:font-size-asian="7pt" style:font-size-complex="8pt"/>
    </style:style>
    <style:style style:name="T5" style:family="text">
      <style:text-properties style:text-position="sub 58%" style:font-name="微軟正黑體" fo:font-size="8pt" officeooo:rsid="006f0351" fo:background-color="#97bdfc" loext:char-shading-value="0" style:font-name-asian="微軟正黑體" style:font-size-asian="7pt" style:font-size-complex="8pt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微軟正黑體" fo:font-size="6pt" fo:font-style="normal" fo:text-shadow="none" style:text-underline-style="none" fo:font-weight="bold" officeooo:rsid="00fc4f29" fo:background-color="#ffffff" loext:char-shading-value="0" style:font-name-asian="微軟正黑體" style:font-size-asian="5.25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9c5bfc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43360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微軟正黑體" fo:font-size="9pt" fo:font-style="normal" fo:text-shadow="none" style:text-underline-style="none" fo:font-weight="normal" officeooo:rsid="00509a2c" style:font-name-asian="微軟正黑體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微軟正黑體" fo:font-style="normal" fo:text-shadow="none" style:text-underline-style="none" fo:font-weight="normal" officeooo:rsid="00509a2c" style:font-name-asian="微軟正黑體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微軟正黑體" fo:font-size="6pt" fo:font-style="normal" fo:text-shadow="none" style:text-underline-style="none" fo:font-weight="normal" officeooo:rsid="00509a2c" style:font-name-asian="微軟正黑體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text-position="super 58%" style:font-name="微軟正黑體" fo:font-size="6.84999990463257pt" fo:font-style="normal" fo:text-shadow="none" style:text-underline-style="none" fo:font-weight="bold" officeooo:rsid="00fc4f29" fo:background-color="#ffffff" loext:char-shading-value="0" style:font-name-asian="微軟正黑體" style:font-size-asian="6pt" style:font-style-asian="normal" style:font-weight-asian="bold" style:font-size-complex="6.84999990463257pt" style:font-style-complex="normal" style:font-weight-complex="bold" style:text-overline-style="none" style:text-overline-color="font-color"/>
    </style:style>
    <style:style style:name="T13" style:family="text">
      <style:text-properties fo:color="#000000" loext:opacity="100%" officeooo:rsid="000839e8" fo:background-color="#97bdfc" loext:char-shading-value="0"/>
    </style:style>
    <style:style style:name="T14" style:family="text">
      <style:text-properties fo:font-size="6pt" officeooo:rsid="00a19d58" style:font-size-asian="6pt" style:font-size-complex="6pt"/>
    </style:style>
    <style:style style:name="T15" style:family="text">
      <style:text-properties fo:font-size="6pt" officeooo:rsid="00a19d58" style:font-size-asian="5.25pt" style:font-size-complex="6pt"/>
    </style:style>
    <style:style style:name="T16" style:family="text">
      <style:text-properties officeooo:rsid="00074561"/>
    </style:style>
    <style:style style:name="T17" style:family="text">
      <style:text-properties officeooo:rsid="00421b5a"/>
    </style:style>
    <style:style style:name="T18" style:family="text">
      <style:text-properties officeooo:rsid="0040f0a8"/>
    </style:style>
    <style:style style:name="T19" style:family="text">
      <style:text-properties officeooo:rsid="009a712c"/>
    </style:style>
    <style:style style:name="T20" style:family="text">
      <style:text-properties fo:background-color="#97bdfc" loext:char-shading-value="0"/>
    </style:style>
    <style:style style:name="T21" style:family="text">
      <style:text-properties officeooo:rsid="000839e8" fo:background-color="#97bdfc" loext:char-shading-value="0"/>
    </style:style>
    <style:style style:name="T22" style:family="text">
      <style:text-properties officeooo:rsid="00125db8" fo:background-color="#97bdfc" loext:char-shading-value="0"/>
    </style:style>
    <style:style style:name="T23" style:family="text">
      <style:text-properties officeooo:rsid="001458bb" fo:background-color="#97bdfc" loext:char-shading-value="0"/>
    </style:style>
    <style:style style:name="T24" style:family="text">
      <style:text-properties officeooo:rsid="005a2854"/>
    </style:style>
    <style:style style:name="T25" style:family="text">
      <style:text-properties officeooo:rsid="005884ac"/>
    </style:style>
    <style:style style:name="T26" style:family="text">
      <style:text-properties officeooo:rsid="00596ae3"/>
    </style:style>
    <style:style style:name="T27" style:family="text">
      <style:text-properties officeooo:rsid="00125db8"/>
    </style:style>
    <style:style style:name="T28" style:family="text">
      <style:text-properties officeooo:rsid="00687b8d"/>
    </style:style>
    <style:style style:name="T29" style:family="text">
      <style:text-properties officeooo:rsid="0069ab83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15d2ff" fo:background-color="transparent" loext:char-shading-value="0"/>
    </style:style>
    <style:style style:name="T32" style:family="text">
      <style:text-properties style:font-name="微軟正黑體" fo:font-size="9pt" style:font-name-asian="微軟正黑體" style:font-size-asian="9pt" style:font-size-complex="9pt"/>
    </style:style>
    <style:style style:name="T33" style:family="text">
      <style:text-properties style:font-name="微軟正黑體" fo:font-size="9pt" officeooo:rsid="00aa0ac1" style:font-name-asian="微軟正黑體" style:font-size-asian="9pt" style:font-size-complex="9pt"/>
    </style:style>
    <style:style style:name="T34" style:family="text">
      <style:text-properties style:font-name="微軟正黑體" fo:font-size="9pt" officeooo:rsid="00427728" style:font-name-asian="微軟正黑體" style:font-size-asian="9pt" style:font-size-complex="9pt"/>
    </style:style>
    <style:style style:name="T35" style:family="text">
      <style:text-properties style:font-name="微軟正黑體" fo:font-size="9pt" officeooo:rsid="00d3d546" style:font-name-asian="微軟正黑體" style:font-size-asian="9pt" style:font-size-complex="9pt"/>
    </style:style>
    <style:style style:name="T36" style:family="text">
      <style:text-properties style:font-name="微軟正黑體" fo:font-size="9pt" officeooo:rsid="00ccf6c6" style:font-name-asian="微軟正黑體" style:font-size-asian="9pt" style:font-size-complex="9pt"/>
    </style:style>
    <style:style style:name="T37" style:family="text">
      <style:text-properties style:font-name="微軟正黑體" fo:font-size="9pt" officeooo:rsid="00e03643" style:font-name-asian="微軟正黑體" style:font-size-asian="9pt" style:font-size-complex="9pt"/>
    </style:style>
    <style:style style:name="T38" style:family="text">
      <style:text-properties style:font-name="微軟正黑體" fo:font-size="9pt" officeooo:rsid="00ab42e9" style:font-name-asian="微軟正黑體" style:font-size-asian="9pt" style:font-size-complex="9pt"/>
    </style:style>
    <style:style style:name="T39" style:family="text">
      <style:text-properties style:font-name="微軟正黑體" fo:font-size="6pt" officeooo:rsid="00e63ce4" style:font-name-asian="微軟正黑體" style:font-size-asian="6pt" style:font-size-complex="6pt"/>
    </style:style>
    <style:style style:name="T40" style:family="text">
      <style:text-properties style:font-name="微軟正黑體" fo:font-size="6pt" officeooo:rsid="008667ab" style:font-name-asian="微軟正黑體" style:font-size-asian="6pt" style:font-size-complex="6pt"/>
    </style:style>
    <style:style style:name="T41" style:family="text">
      <style:text-properties style:font-name="微軟正黑體" fo:font-size="6pt" officeooo:rsid="008845d4" style:font-name-asian="微軟正黑體" style:font-size-asian="6pt" style:font-size-complex="6pt"/>
    </style:style>
    <style:style style:name="T42" style:family="text">
      <style:text-properties style:font-name="微軟正黑體" fo:font-size="6pt" officeooo:rsid="00e03643" style:font-name-asian="微軟正黑體" style:font-size-asian="6pt" style:font-size-complex="6pt"/>
    </style:style>
    <style:style style:name="T43" style:family="text">
      <style:text-properties style:font-name="微軟正黑體" fo:font-size="6pt" officeooo:rsid="00ab42e9" style:font-name-asian="微軟正黑體" style:font-size-asian="6pt" style:font-size-complex="6pt"/>
    </style:style>
    <style:style style:name="T44" style:family="text">
      <style:text-properties style:font-name="微軟正黑體" fo:font-size="6pt" officeooo:rsid="00ed2372" style:font-name-asian="微軟正黑體" style:font-size-asian="6pt" style:font-size-complex="6pt"/>
    </style:style>
    <style:style style:name="T45" style:family="text">
      <style:text-properties style:font-name="微軟正黑體" fo:font-size="7pt" officeooo:rsid="00ed2372" style:font-name-asian="微軟正黑體" style:font-size-asian="7pt" style:font-size-complex="7pt"/>
    </style:style>
    <style:style style:name="T46" style:family="text">
      <style:text-properties style:font-name="微軟正黑體" officeooo:rsid="00e03643" style:font-name-asian="微軟正黑體"/>
    </style:style>
    <style:style style:name="T47" style:family="text">
      <style:text-properties style:font-name="微軟正黑體" officeooo:rsid="00ab42e9" style:font-name-asian="微軟正黑體"/>
    </style:style>
    <style:style style:name="T48" style:family="text">
      <style:text-properties style:font-name="微軟正黑體" officeooo:rsid="00ed2372" style:font-name-asian="微軟正黑體"/>
    </style:style>
    <style:style style:name="T49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tru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"/>
        <text:user-field-decl office:value-type="string" office:string-value="客戶名稱" text:name="py3o.o.cus_name.name"/>
        <text:user-field-decl office:value-type="string" office:string-value="標案名稱" text:name="py3o.o.cus_project"/>
        <text:user-field-decl office:value-type="string" office:string-value="標案號碼" text:name="py3o.o.cus_order"/>
        <text:user-field-decl office:value-type="string" office:string-value="印花稅" text:name="py3o.o.stamp_duty"/>
        <text:user-field-decl office:value-type="string" office:string-value="印花稅" text:name="py3o.o.stamp_duty_type"/>
        <text:user-field-decl office:value-type="string" office:string-value="交貨方式" text:name="py3o.o.shipping_type"/>
        <text:user-field-decl office:value-type="string" office:string-value="申購單編號" text:name="py3o.o.name"/>
        <text:user-field-decl office:value-type="string" office:string-value="交易類別" text:name="py3o.o.transation_desc"/>
        <text:user-field-decl office:value-type="string" office:string-value="類別" text:name="py3o.o1.analysis_costtype.name"/>
        <text:user-field-decl office:value-type="string" office:string-value="序" text:name="py3o.o2.line_item"/>
        <text:user-field-decl office:value-type="string" office:string-value="幾種" text:name="py3o.o2.prod_modeltype"/>
        <text:user-field-decl office:value-type="string" office:string-value="序號" text:name="py3o.o2.prod_serial"/>
        <text:user-field-decl office:value-type="string" office:string-value="規格" text:name="py3o.o2.prod_desc"/>
        <text:user-field-decl office:value-type="string" office:string-value="數量" text:name="py3o.o2.prod_num"/>
        <text:user-field-decl office:value-type="string" office:string-value="成本" text:name="py3o.o2.prod_price"/>
        <text:user-field-decl office:value-type="string" office:string-value="廠商" text:name="py3o.o2.supplier.comp_sname"/>
        <text:user-field-decl office:value-type="string" office:string-value="部門" text:name="py3o.o2.cost_dept.name"/>
        <text:user-field-decl office:value-type="string" office:string-value="類型" text:name="py3o.o2.cost_type.name"/>
        <text:user-field-decl office:value-type="string" office:string-value="維護案說明" text:name="py3o.o.projmaintype_desc"/>
        <text:user-field-decl office:value-type="string" office:string-value="其他說明" text:name="py3o.o.main_other"/>
        <text:user-field-decl office:value-type="string" office:string-value="定期維護條款1" text:name="py3o.o.routine_maintenance_new"/>
        <text:user-field-decl office:value-type="string" office:string-value="定期維護條款" text:name="py3o.o.routine_maintenance_new.name"/>
        <text:user-field-decl office:value-type="string" office:string-value="維護服務時段" text:name="py3o.o.main_service_rule_new.name"/>
        <text:user-field-decl office:value-type="string" office:string-value="叫休時效" text:name="py3o.o.call_service_response.name"/>
        <text:user-field-decl office:value-type="string" office:string-value="專案驗收階段" text:name="py3o.o.acceptance_step"/>
        <text:user-field-decl office:value-type="string" office:string-value="工程師內部組裝" text:name="py3o.o.setup_type"/>
        <text:user-field-decl office:value-type="string" office:string-value="工程師派工" text:name="py3o.o.eng_assign"/>
        <text:user-field-decl office:value-type="string" office:string-value="送貨說明" text:name="py3o.o.ship_type"/>
        <text:user-field-decl office:value-type="string" office:string-value="其他送貨說明" text:name="py3o.o.ship_description"/>
        <text:user-field-decl office:value-type="string" office:string-value="開立發票說明" text:name="py3o.o.invoice_type"/>
        <text:user-field-decl office:value-type="string" office:string-value="開立發票其他說明" text:name="py3o.o.invoice_description"/>
        <text:user-field-decl office:value-type="string" office:string-value="工程師內部組裝" text:name="py3o.o.csetuptype"/>
        <text:user-field-decl office:value-type="string" office:string-value="工程師派工" text:name="py3o.o.cengassign"/>
        <text:user-field-decl office:value-type="string" office:string-value="送貨說明" text:name="py3o.o.cshippingtype"/>
        <text:user-field-decl office:value-type="string" office:string-value="表單狀態" text:name="py3o.o.cstate"/>
        <text:user-field-decl office:value-type="string" office:string-value="發票開立說明" text:name="py3o.o.cinvoicetype"/>
        <text:user-field-decl office:value-type="string" office:string-value="印花稅別" text:name="py3o.o.cstampdutytype"/>
        <text:user-field-decl office:value-type="string" office:string-value="有無合約" text:name="py3o.o.chavecontract"/>
        <text:user-field-decl office:value-type="string" office:string-value="預定交貨日" text:name="py3o.o.bf_setup_date"/>
        <text:user-field-decl office:value-type="string" office:string-value="提報日期" text:name="py3o.o.bf_create_date"/>
        <text:user-field-decl office:value-type="string" office:string-value="收入" text:name="py3o.o1.bf_analysis_revenue"/>
        <text:user-field-decl office:value-type="string" office:string-value="成本" text:name="py3o.o1.bf_analysis_cost"/>
        <text:user-field-decl office:value-type="string" office:string-value="毛利" text:name="py3o.o1.bf_analysis_profit"/>
        <text:user-field-decl office:value-type="string" office:string-value="毛利率" text:name="py3o.o1.bf_analysis_profitrate"/>
        <text:user-field-decl office:value-type="string" office:string-value="規格" text:name="py3o.o2.bf_prod_desc"/>
        <text:user-field-decl office:value-type="string" office:string-value="成本小計" text:name="py3o.o2.bf_prod_subtot"/>
        <text:user-field-decl office:value-type="string" office:string-value="成本" text:name="py3o.o2.bf_prod_price"/>
        <text:user-field-decl office:value-type="string" office:string-value="銷價小計" text:name="py3o.o2.bf_prod_revenuetot"/>
        <text:user-field-decl office:value-type="string" office:string-value="未稅合計" text:name="py3o.o.bf_total_saleitem"/>
        <text:user-field-decl office:value-type="string" office:string-value="稅金" text:name="py3o.o.bf_total_saleitem_tax"/>
        <text:user-field-decl office:value-type="string" office:string-value="含稅總計" text:name="py3o.o.bf_total_saleitem_amount"/>
        <text:user-field-decl office:value-type="string" office:string-value="舊約收入" text:name="py3o.o.bf_old_contact_revenue"/>
        <text:user-field-decl office:value-type="string" office:string-value="維護起始日" text:name="py3o.o.bf_main_start_date"/>
        <text:user-field-decl office:value-type="string" office:string-value="舊約成本" text:name="py3o.o.bf_old_contact_cost"/>
        <text:user-field-decl office:value-type="string" office:string-value="維護截止日" text:name="py3o.o.bf_main_end_date"/>
        <text:user-field-decl office:value-type="string" office:string-value="決標日" text:name="py3o.o.bf_decision_date"/>
        <text:user-field-decl office:value-type="string" office:string-value="預計發函日" text:name="py3o.o.bf_send_letter_date"/>
        <text:user-field-decl office:value-type="string" office:string-value="預計驗收日" text:name="py3o.o.bf_acceptance_date"/>
        <text:user-field-decl office:value-type="string" office:string-value="預計驗收日Ｐ" text:name="py3o.o.bf_proj_acceptance_date"/>
        <text:user-field-decl office:value-type="string" office:string-value="保固起始日" text:name="py3o.o.bf_warranty_start_date"/>
        <text:user-field-decl office:value-type="string" office:string-value="保固截止日" text:name="py3o.o.bf_warranty_end_date"/>
        <text:user-field-decl office:value-type="string" office:string-value="送貨說明" text:name="py3o.o.bf_shipping_type"/>
        <text:user-field-decl office:value-type="string" office:string-value="印花稅別" text:name="py3o.o.bf_stamp_duty_type"/>
        <text:user-field-decl office:value-type="string" office:string-value="有無合約" text:name="py3o.o.bf_have_contract"/>
        <text:user-field-decl office:value-type="string" office:string-value="開立發票說明" text:name="py3o.o.bf_invoice_type"/>
        <text:user-field-decl office:value-type="string" office:string-value="工程師內部組裝說明" text:name="py3o.o.bf_setup_type"/>
        <text:user-field-decl office:value-type="string" office:string-value="工程師派工" text:name="py3o.o.bf_eng_assign"/>
        <text:user-field-decl office:value-type="string" office:string-value="部門" text:name="py3o.o2.bf_cost_dept.name"/>
        <text:user-field-decl office:value-type="string" office:string-value="其他送貨說明" text:name="py3o.o.bf_ship_description"/>
        <text:user-field-decl office:value-type="string" office:string-value="開立發票其他說明" text:name="py3o.o.bf_invoice_description"/>
        <text:user-field-decl office:value-type="string" office:string-value="專案驗收階段" text:name="py3o.o.bf_acceptance_step"/>
        <text:user-field-decl office:value-type="string" office:string-value="專案完工日數P" text:name="py3o.o.bf_proj_complete_days"/>
        <text:user-field-decl office:value-type="string" office:string-value="其他說明" text:name="py3o.o.bf_main_other"/>
        <text:user-field-decl office:value-type="string" office:string-value="序號" text:name="py3o.o2.bf_prod_serial"/>
        <text:user-field-decl office:value-type="string" office:string-value="幾種" text:name="py3o.o2.bf_prod_modeltype"/>
        <text:user-field-decl office:value-type="string" office:string-value="專案驗收階段P" text:name="py3o.o.bf_proj_step"/>
        <text:user-field-decl office:value-type="string" office:string-value="專案付款說明P" text:name="py3o.o.bf_proj_paytype"/>
        <text:user-field-decl office:value-type="string" office:string-value="專案其他說明P" text:name="py3o.o.bf_proj_other_desc"/>
        <text:user-field-decl office:value-type="string" office:string-value="原廠保個說明" text:name="py3o.o.bf_origin_warranty_desc"/>
        <text:user-field-decl office:value-type="string" office:string-value="其他保固說明" text:name="py3o.o.bf_other_warranty_desc"/>
        <text:user-field-decl office:value-type="string" office:string-value="藍新人力說明" text:name="py3o.o.bf_neweb_manpower_desc"/>
        <text:user-field-decl office:value-type="string" office:string-value="藍新保固說明" text:name="py3o.o.bf_neweb_warranty_desc"/>
        <text:user-field-decl office:value-type="string" office:string-value="料號" text:name="py3o.o2.bf_chi_product_no"/>
        <text:user-field-decl office:value-type="string" office:string-value="類別" text:name="py3o.o3.bf_name"/>
        <text:user-field-decl office:value-type="string" office:string-value="R6" text:name="py3o.o3.bf_r6_revenue"/>
        <text:user-field-decl office:value-type="string" office:string-value="R6%" text:name="py3o.o3.bf_r6_percent"/>
        <text:user-field-decl office:value-type="string" office:string-value="NT" text:name="py3o.o3.bf_nt_revenue"/>
        <text:user-field-decl office:value-type="string" office:string-value="NT%" text:name="py3o.o3.bf_nt_percent"/>
        <text:user-field-decl office:value-type="string" office:string-value="NW" text:name="py3o.o3.bf_networking_revenue"/>
        <text:user-field-decl office:value-type="string" office:string-value="NW%" text:name="py3o.o3.bf_networking_percent"/>
        <text:user-field-decl office:value-type="string" office:string-value="小計" text:name="py3o.o3.bf_subtot_revenue"/>
        <text:user-field-decl office:value-type="string" office:string-value="類別" text:name="py3o.o4.bf_name"/>
        <text:user-field-decl office:value-type="string" office:string-value="R6" text:name="py3o.o4.bf_r6_revenue"/>
        <text:user-field-decl office:value-type="string" office:string-value="R6%" text:name="py3o.o4.bf_r6_percent"/>
        <text:user-field-decl office:value-type="string" office:string-value="NT" text:name="py3o.o4.bf_nt_revenue"/>
        <text:user-field-decl office:value-type="string" office:string-value="NT%" text:name="py3o.o4.bf_nt_percent"/>
        <text:user-field-decl office:value-type="string" office:string-value="NW" text:name="py3o.o4.bf_networking_revenue"/>
        <text:user-field-decl office:value-type="string" office:string-value="NW%" text:name="py3o.o4.bf_networking_percent"/>
        <text:user-field-decl office:value-type="string" office:string-value="support" text:name="py3o.o4.bf_support_revenue"/>
        <text:user-field-decl office:value-type="string" office:string-value="supp%" text:name="py3o.o4.bf_support_percent"/>
        <text:user-field-decl office:value-type="string" office:string-value="subtot_revenue" text:name="py3o.o4.bf_subtot_revenue"/>
        <text:user-field-decl office:value-type="string" office:string-value="廠商" text:name="py3o.o2.bf_csupplier"/>
        <text:user-field-decl office:value-type="string" office:string-value="部門" text:name="py3o.o2.bf_ccostdept"/>
        <text:user-field-decl office:value-type="string" office:string-value="總收入" text:name="py3o.o.bf_total_analysis_revenue"/>
        <text:user-field-decl office:value-type="string" office:string-value="總成本" text:name="py3o.o.bf_total_analysis_cost"/>
        <text:user-field-decl office:value-type="string" office:string-value="總毛利" text:name="py3o.o.bf_total_analysis_profit"/>
        <text:user-field-decl office:value-type="string" office:string-value="總毛利率" text:name="py3o.o.bf_total_analysis_profitrate"/>
      </text:user-field-decls>
      <table:table table:name="Table26" table:style-name="Table26" table:template-name="Box List Blue">
        <table:table-column table:style-name="Table26.A"/>
        <table:table-row table:style-name="Table26.1">
          <table:table-cell table:style-name="Table26.A1" office:value-type="string">
            <text:p text:style-name="P62">Newebinfo 專案成本分析表暨申購單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客戶名稱：<text:user-field-get text:display="formula" text:name="py3o.o.cus_name.name">客戶名稱</text:user-field-get></text:p>
          </table:table-cell>
          <table:table-cell table:style-name="Table1.B1" office:value-type="string">
            <text:p text:style-name="P16">申購單編號：<text:user-field-get text:name="py3o.o.name">申購單編號</text:user-field-get></text:p>
          </table:table-cell>
        </table:table-row>
        <table:table-row table:style-name="TableLine94038947584448">
          <table:table-cell table:style-name="Table1.A2" office:value-type="string">
            <text:p text:style-name="P13">客戶專案/標案名稱：<text:user-field-get text:display="formula" text:name="py3o.o.cus_project">標案名稱</text:user-field-get></text:p>
          </table:table-cell>
          <table:table-cell table:style-name="Table1.B2" office:value-type="string">
            <text:p text:style-name="P17">專案編號：<text:user-field-get text:name="py3o.o.name">申購單編號</text:user-field-get></text:p>
          </table:table-cell>
        </table:table-row>
        <table:table-row table:style-name="TableLine94038947585552">
          <table:table-cell table:style-name="Table1.A2" office:value-type="string">
            <text:p text:style-name="P13">客戶訂單/標案號碼：<text:user-field-get text:display="formula" text:name="py3o.o.cus_order">標案號碼</text:user-field-get></text:p>
          </table:table-cell>
          <table:table-cell table:style-name="Table1.B2" office:value-type="string">
            <text:p text:style-name="P17">報表狀態：</text:p>
          </table:table-cell>
        </table:table-row>
        <table:table-row table:style-name="TableLine94038947585984">
          <table:table-cell table:style-name="Table1.A2" office:value-type="string">
            <text:p text:style-name="P13">交貨方式：<text:user-field-get text:name="py3o.o.bf_shipping_type">送貨說明</text:user-field-get></text:p>
          </table:table-cell>
          <table:table-cell table:style-name="Table1.B2" office:value-type="string">
            <text:p text:style-name="P18"><text:span text:style-name="T16">提報/報修日期：</text:span><text:span text:style-name="T17"><text:user-field-get text:name="py3o.o.bf_create_date">提報日期</text:user-field-get></text:span></text:p>
          </table:table-cell>
        </table:table-row>
        <table:table-row table:style-name="TableLine94038947586720">
          <table:table-cell table:style-name="Table1.A2" office:value-type="string">
            <text:p text:style-name="P14"><text:span text:style-name="T16">預定交貨日期：</text:span><text:span text:style-name="T18"><text:user-field-get text:name="py3o.o.bf_setup_date">預定交貨日</text:user-field-get></text:span></text:p>
          </table:table-cell>
          <table:table-cell table:style-name="Table1.B2" office:value-type="string">
            <text:p text:style-name="P17">交易類別：<text:user-field-get text:name="py3o.o.transation_desc">交易類別</text:user-field-get></text:p>
          </table:table-cell>
        </table:table-row>
        <table:table-row table:style-name="TableLine94038947587536">
          <table:table-cell table:style-name="Table1.A2" office:value-type="string">
            <text:p text:style-name="P13">印花稅：　<text:user-field-get text:name="py3o.o.bf_stamp_duty_type">印花稅別</text:user-field-get>　　NT$<text:user-field-get text:name="py3o.o.stamp_duty">印花稅</text:user-field-get></text:p>
          </table:table-cell>
          <table:table-cell table:style-name="Table1.B2" office:value-type="string">
            <text:p text:style-name="P17">是否有合約：<text:user-field-get text:name="py3o.o.bf_have_contract">有無合約</text:user-field-get></text:p>
          </table:table-cell>
        </table:table-row>
      </table:table>
      <text:p text:style-name="P50"><text:s text:c="103"/></text:p>
      <table:table table:name="Table13" table:style-name="Table13" table:template-name="Box List Blue">
        <table:table-column table:style-name="Table13.A"/>
        <table:table-row table:style-name="Table13.1">
          <table:table-cell table:style-name="Table13.A1" office:value-type="string">
            <text:p text:style-name="P48">@藍新業務毛利分析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9">類　別</text:p>
          </table:table-cell>
          <table:table-cell table:style-name="Table2.A1" office:value-type="string">
            <text:p text:style-name="P20">收　入</text:p>
          </table:table-cell>
          <table:table-cell table:style-name="Table2.A1" office:value-type="string">
            <text:p text:style-name="P20">成　本</text:p>
          </table:table-cell>
          <table:table-cell table:style-name="Table2.A1" office:value-type="string">
            <text:p text:style-name="P20">毛　利</text:p>
          </table:table-cell>
          <table:table-cell table:style-name="Table2.E1" office:value-type="string">
            <text:p text:style-name="P20">毛利率</text:p>
          </table:table-cell>
        </table:table-row>
        <table:table-row table:style-name="TableLine94038947620096">
          <table:table-cell table:style-name="Table2.A2" table:number-columns-spanned="5" office:value-type="string">
            <text:p text:style-name="Table_20_Contents"><text:a xlink:type="simple" xlink:href="py3o://for=%22o1%20in%20o.analysis_line%22" text:style-name="Internet_20_link" text:visited-style-name="Visited_20_Internet_20_Link"><text:span text:style-name="T33">for="o1 in o.analysis_line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94038947620848">
          <table:table-cell table:style-name="Table2.A3" office:value-type="string">
            <text:p text:style-name="P16"><text:user-field-get text:name="py3o.o1.analysis_costtype.name">類別</text:user-field-get></text:p>
          </table:table-cell>
          <table:table-cell table:style-name="Table2.A3" office:value-type="string">
            <text:p text:style-name="P21"><text:span text:style-name="T19">NT$</text:span><text:span text:style-name="T19"><text:user-field-get text:name="py3o.o1.bf_analysis_revenue">收入</text:user-field-get></text:span><text:span text:style-name="T19"> </text:span></text:p>
          </table:table-cell>
          <table:table-cell table:style-name="Table2.A3" office:value-type="string">
            <text:p text:style-name="P24"><text:span text:style-name="T19">NT$</text:span><text:user-field-get text:name="py3o.o1.bf_analysis_cost">成本</text:user-field-get> </text:p>
          </table:table-cell>
          <table:table-cell table:style-name="Table2.A3" office:value-type="string">
            <text:p text:style-name="P24"><text:span text:style-name="T19">NT$</text:span><text:user-field-get text:name="py3o.o1.bf_analysis_profit">毛利</text:user-field-get> </text:p>
          </table:table-cell>
          <table:table-cell table:style-name="Table2.A2" office:value-type="string">
            <text:p text:style-name="P25"><text:user-field-get text:name="py3o.o1.bf_analysis_profitrate">毛利率</text:user-field-get><text:s/></text:p>
          </table:table-cell>
        </table:table-row>
        <table:table-row table:style-name="TableLine94038947624192">
          <table:table-cell table:style-name="Table2.A2" table:number-columns-spanned="5" office:value-type="string">
            <text:p text:style-name="Table_20_Contents"><text:a xlink:type="simple" xlink:href="py3o:///for" text:style-name="Internet_20_link" text:visited-style-name="Visited_20_Internet_20_Link"><text:span text:style-name="T34">/for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94038947624848">
          <table:table-cell table:style-name="Table2.A3" office:value-type="string">
            <text:p text:style-name="P26">合計</text:p>
          </table:table-cell>
          <table:table-cell table:style-name="Table2.A3" office:value-type="string">
            <text:p text:style-name="P22"><text:span text:style-name="T19">NT$</text:span><text:user-field-get text:name="py3o.o.bf_total_analysis_revenue">總收入</text:user-field-get> </text:p>
          </table:table-cell>
          <table:table-cell table:style-name="Table2.A3" office:value-type="string">
            <text:p text:style-name="P22"><text:span text:style-name="T19">NT$</text:span><text:user-field-get text:name="py3o.o.bf_total_analysis_cost">總成本</text:user-field-get> </text:p>
          </table:table-cell>
          <table:table-cell table:style-name="Table2.A3" office:value-type="string">
            <text:p text:style-name="P22"><text:span text:style-name="T19">NT$</text:span><text:user-field-get text:name="py3o.o.bf_total_analysis_profit">總毛利</text:user-field-get> </text:p>
          </table:table-cell>
          <table:table-cell table:style-name="Table2.A2" office:value-type="string">
            <text:p text:style-name="P21"><text:user-field-get text:name="py3o.o.bf_total_analysis_profitrate">總毛利率</text:user-field-get><text:s/></text:p>
          </table:table-cell>
        </table:table-row>
      </table:table>
      <text:p text:style-name="P69"><text:span text:style-name="T12"><text:s/></text:span><text:a xlink:type="simple" xlink:href="py3o://if=%22o.have_setupcost==True%22" text:style-name="Internet_20_link" text:visited-style-name="Visited_20_Internet_20_Link"><text:span text:style-name="T6">if="o.have_setupcost==True"</text:span></text:a></text:p>
      <text:p text:style-name="P69"><text:span text:style-name="T6"/></text:p>
      <table:table table:name="Table22" table:style-name="Table22" table:template-name="Box List Blue">
        <table:table-column table:style-name="Table22.A"/>
        <table:table-row table:style-name="Table22.1">
          <table:table-cell table:style-name="Table22.A1" office:value-type="string">
            <text:p text:style-name="P48">@建置成本歸戶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column table:style-name="Table23.G"/>
        <table:table-column table:style-name="Table23.H"/>
        <table:table-row table:style-name="Table23.1">
          <table:table-cell table:style-name="Table23.A1" office:value-type="string">
            <text:p text:style-name="P45">類別/組別</text:p>
          </table:table-cell>
          <table:table-cell table:style-name="Table23.A1" office:value-type="string">
            <text:p text:style-name="P27">R6</text:p>
          </table:table-cell>
          <table:table-cell table:style-name="Table23.A1" office:value-type="string">
            <text:p text:style-name="P46">R6％</text:p>
          </table:table-cell>
          <table:table-cell table:style-name="Table23.A1" office:value-type="string">
            <text:p text:style-name="P28">NT</text:p>
          </table:table-cell>
          <table:table-cell table:style-name="Table23.A1" office:value-type="string">
            <text:p text:style-name="P28">NT%</text:p>
          </table:table-cell>
          <table:table-cell table:style-name="Table23.A1" office:value-type="string">
            <text:p text:style-name="P29">Networking</text:p>
          </table:table-cell>
          <table:table-cell table:style-name="Table23.A1" office:value-type="string">
            <text:p text:style-name="P29">NW%</text:p>
          </table:table-cell>
          <table:table-cell table:style-name="Table23.H1" office:value-type="string">
            <text:p text:style-name="P30">小計</text:p>
          </table:table-cell>
        </table:table-row>
        <table:table-row table:style-name="Table23.2">
          <table:table-cell table:style-name="Table23.A2" table:number-columns-spanned="8" office:value-type="string">
            <text:p text:style-name="P5"><text:a xlink:type="simple" xlink:href="py3o://for=%22o3%20in%20o.setupcost_ids%22" text:style-name="Internet_20_link" text:visited-style-name="Visited_20_Internet_20_Link"><text:span text:style-name="T35">for="o3 in o.setupcos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3.3">
          <table:table-cell table:style-name="Table23.A3" office:value-type="string">
            <text:p text:style-name="P31"><text:user-field-get text:name="py3o.o3.bf_name">類別</text:user-field-get></text:p>
          </table:table-cell>
          <table:table-cell table:style-name="Table23.A3" office:value-type="string">
            <text:p text:style-name="P32"><text:user-field-get text:name="py3o.o3.bf_r6_revenue">R6</text:user-field-get><text:s/></text:p>
          </table:table-cell>
          <table:table-cell table:style-name="Table23.A3" office:value-type="string">
            <text:p text:style-name="P32"><text:user-field-get text:name="py3o.o3.bf_r6_percent">R6%</text:user-field-get><text:s/></text:p>
          </table:table-cell>
          <table:table-cell table:style-name="Table23.A3" office:value-type="string">
            <text:p text:style-name="P32"><text:user-field-get text:name="py3o.o3.bf_nt_revenue">NT</text:user-field-get><text:s/></text:p>
          </table:table-cell>
          <table:table-cell table:style-name="Table23.A3" office:value-type="string">
            <text:p text:style-name="P32"><text:user-field-get text:name="py3o.o3.bf_nt_percent">NT%</text:user-field-get><text:s/></text:p>
          </table:table-cell>
          <table:table-cell table:style-name="Table23.A3" office:value-type="string">
            <text:p text:style-name="P32"><text:user-field-get text:name="py3o.o3.bf_networking_revenue">NW</text:user-field-get><text:s/></text:p>
          </table:table-cell>
          <table:table-cell table:style-name="Table23.A3" office:value-type="string">
            <text:p text:style-name="P32"><text:user-field-get text:name="py3o.o3.bf_networking_percent">NW%</text:user-field-get><text:s/></text:p>
          </table:table-cell>
          <table:table-cell table:style-name="Table23.A2" office:value-type="string">
            <text:p text:style-name="P32"><text:user-field-get text:name="py3o.o3.bf_subtot_revenue">小計</text:user-field-get><text:s/></text:p>
          </table:table-cell>
        </table:table-row>
        <table:table-row table:style-name="Table23.4">
          <table:table-cell table:style-name="Table23.A2" table:number-columns-spanned="8" office:value-type="string">
            <text:p text:style-name="P5"><text:a xlink:type="simple" xlink:href="py3o:///for" text:style-name="Internet_20_link" text:visited-style-name="Visited_20_Internet_20_Link"><text:span text:style-name="T3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a xlink:type="simple" xlink:href="py3o:///if" text:style-name="Internet_20_link" text:visited-style-name="Visited_20_Internet_20_Link"><text:span text:style-name="T39">/if</text:span></text:a></text:p>
      <text:p text:style-name="Standard"><text:a xlink:type="simple" xlink:href="py3o://if=%22o.have_maincost==True%22" text:style-name="Internet_20_link" text:visited-style-name="Visited_20_Internet_20_Link"><text:span text:style-name="T39">if="o.have_maincost==True"</text:span></text:a></text:p>
      <text:p text:style-name="Standard"><text:span text:style-name="T39"/></text:p>
      <table:table table:name="Table24" table:style-name="Table24" table:template-name="Box List Blue">
        <table:table-column table:style-name="Table24.A"/>
        <table:table-row table:style-name="Table24.1">
          <table:table-cell table:style-name="Table24.A1" office:value-type="string">
            <text:p text:style-name="P48">@維護成本歸戶</text:p>
          </table:table-cell>
        </table:table-row>
      </table:table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column table:style-name="Table25.J"/>
        <table:table-row table:style-name="Table25.1">
          <table:table-cell table:style-name="Table25.A1" office:value-type="string">
            <text:p text:style-name="P33">類別/組別</text:p>
          </table:table-cell>
          <table:table-cell table:style-name="Table25.A1" office:value-type="string">
            <text:p text:style-name="P33">R6</text:p>
          </table:table-cell>
          <table:table-cell table:style-name="Table25.A1" office:value-type="string">
            <text:p text:style-name="P33">R6%</text:p>
          </table:table-cell>
          <table:table-cell table:style-name="Table25.A1" office:value-type="string">
            <text:p text:style-name="P33">NT</text:p>
          </table:table-cell>
          <table:table-cell table:style-name="Table25.A1" office:value-type="string">
            <text:p text:style-name="P33">NT%</text:p>
          </table:table-cell>
          <table:table-cell table:style-name="Table25.A1" office:value-type="string">
            <text:p text:style-name="P33">Networking</text:p>
          </table:table-cell>
          <table:table-cell table:style-name="Table25.A1" office:value-type="string">
            <text:p text:style-name="P33">NW%</text:p>
          </table:table-cell>
          <table:table-cell table:style-name="Table25.A1" office:value-type="string">
            <text:p text:style-name="P33">Support</text:p>
          </table:table-cell>
          <table:table-cell table:style-name="Table25.A1" office:value-type="string">
            <text:p text:style-name="P33">Supp%</text:p>
          </table:table-cell>
          <table:table-cell table:style-name="Table25.J1" office:value-type="string">
            <text:p text:style-name="P20">小計</text:p>
          </table:table-cell>
        </table:table-row>
        <table:table-row table:style-name="Table25.1">
          <table:table-cell table:style-name="Table25.A2" table:number-columns-spanned="10" office:value-type="string">
            <text:p text:style-name="Table_20_Contents"><text:a xlink:type="simple" xlink:href="py3o://for=%22o4%20in%20o.maincost_ids%22" text:style-name="Internet_20_link" text:visited-style-name="Visited_20_Internet_20_Link"><text:span text:style-name="T42">for="o4 in o.maincos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3" office:value-type="string">
            <text:p text:style-name="P16"><text:user-field-get text:name="py3o.o4.bf_name">類別</text:user-field-get></text:p>
          </table:table-cell>
          <table:table-cell table:style-name="Table25.A3" office:value-type="string">
            <text:p text:style-name="P23">NT$<text:user-field-get text:name="py3o.o4.bf_r6_revenue">R6</text:user-field-get> </text:p>
          </table:table-cell>
          <table:table-cell table:style-name="Table25.A3" office:value-type="string">
            <text:p text:style-name="P21"><text:user-field-get text:name="py3o.o4.bf_r6_percent">R6%</text:user-field-get><text:s/></text:p>
          </table:table-cell>
          <table:table-cell table:style-name="Table25.A3" office:value-type="string">
            <text:p text:style-name="P23">NT$<text:user-field-get text:name="py3o.o4.bf_nt_revenue">NT</text:user-field-get> </text:p>
          </table:table-cell>
          <table:table-cell table:style-name="Table25.A3" office:value-type="string">
            <text:p text:style-name="P21"><text:user-field-get text:name="py3o.o4.bf_nt_percent">NT%</text:user-field-get><text:s/></text:p>
          </table:table-cell>
          <table:table-cell table:style-name="Table25.A3" office:value-type="string">
            <text:p text:style-name="P23">NT$<text:user-field-get text:name="py3o.o4.bf_networking_revenue">NW</text:user-field-get> </text:p>
          </table:table-cell>
          <table:table-cell table:style-name="Table25.A3" office:value-type="string">
            <text:p text:style-name="P21"><text:user-field-get text:name="py3o.o4.bf_networking_percent">NW%</text:user-field-get><text:s/></text:p>
          </table:table-cell>
          <table:table-cell table:style-name="Table25.A3" office:value-type="string">
            <text:p text:style-name="P23">NT$<text:user-field-get text:name="py3o.o4.bf_support_revenue">support</text:user-field-get> </text:p>
          </table:table-cell>
          <table:table-cell table:style-name="Table25.A3" office:value-type="string">
            <text:p text:style-name="P21"><text:user-field-get text:name="py3o.o4.bf_support_percent">supp%</text:user-field-get><text:s/></text:p>
          </table:table-cell>
          <table:table-cell table:style-name="Table25.A2" office:value-type="string">
            <text:p text:style-name="P21">NT$<text:user-field-get text:name="py3o.o4.bf_subtot_revenue">subtot_revenue</text:user-field-get> </text:p>
          </table:table-cell>
        </table:table-row>
        <table:table-row table:style-name="Table25.1">
          <table:table-cell table:style-name="Table25.A2" table:number-columns-spanned="10" office:value-type="string">
            <text:p text:style-name="Table_20_Contents"><text:a xlink:type="simple" xlink:href="py3o:///for" text:style-name="Internet_20_link" text:visited-style-name="Visited_20_Internet_20_Link"><text:span text:style-name="T4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a xlink:type="simple" xlink:href="py3o:///if" text:style-name="Internet_20_link" text:visited-style-name="Visited_20_Internet_20_Link"><text:span text:style-name="T39">/if</text:span></text:a></text:p>
      <text:p text:style-name="Standard"><text:span text:style-name="T39"/></text:p>
      <table:table table:name="Table14" table:style-name="Table14" table:template-name="Box List Blue">
        <table:table-column table:style-name="Table14.A"/>
        <table:table-row table:style-name="Table14.1">
          <table:table-cell table:style-name="Table14.A1" office:value-type="string">
            <text:p text:style-name="P48"><text:span text:style-name="T13">@藍新預估進貨及採購成本明細分析</text:span><text:span text:style-name="T20"> </text:span></text:p>
          </table:table-cell>
        </table:table-row>
      </table:table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 table:number-columns-repeated="2"/>
        <table:table-row table:style-name="TableLine94038947719504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產品編號</text:p>
          </table:table-cell>
          <table:table-cell table:style-name="Table3.A1" office:value-type="string">
            <text:p text:style-name="P10">機種-機型/料號</text:p>
          </table:table-cell>
          <table:table-cell table:style-name="Table3.A1" office:value-type="string">
            <text:p text:style-name="P10">序號</text:p>
          </table:table-cell>
          <table:table-cell table:style-name="Table3.A1" office:value-type="string">
            <text:p text:style-name="P10">規格說明</text:p>
          </table:table-cell>
          <table:table-cell table:style-name="Table3.A1" office:value-type="string">
            <text:p text:style-name="P10">數量</text:p>
          </table:table-cell>
          <table:table-cell table:style-name="Table3.A1" office:value-type="string">
            <text:p text:style-name="P10">銷價總計</text:p>
          </table:table-cell>
          <table:table-cell table:style-name="Table3.A1" office:value-type="string">
            <text:p text:style-name="P10">成本單價</text:p>
          </table:table-cell>
          <table:table-cell table:style-name="Table3.A1" office:value-type="string">
            <text:p text:style-name="P8">成本小計</text:p>
          </table:table-cell>
          <table:table-cell table:style-name="Table3.A1" office:value-type="string">
            <text:p text:style-name="P8"><text:s/>廠商</text:p>
          </table:table-cell>
          <table:table-cell table:style-name="Table3.A1" office:value-type="string">
            <text:p text:style-name="P10">部門</text:p>
          </table:table-cell>
          <table:table-cell table:style-name="Table3.L1" office:value-type="string">
            <text:p text:style-name="P10">類型</text:p>
          </table:table-cell>
        </table:table-row>
        <table:table-row table:style-name="Table3.2">
          <table:table-cell table:style-name="Table3.A2" table:number-columns-spanned="12" office:value-type="string">
            <text:p text:style-name="P15"><text:a xlink:type="simple" xlink:href="py3o://for=%22o2%20in%20o.saleitem_line%22" text:style-name="Internet_20_link" text:visited-style-name="Visited_20_Internet_20_Link"><text:span text:style-name="T43">for="o2 in o.saleitem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8"><text:user-field-get text:name="py3o.o2.line_item">序</text:user-field-get></text:p>
          </table:table-cell>
          <table:table-cell table:style-name="Table3.A3" office:value-type="string">
            <text:p text:style-name="P8"><text:user-field-get text:name="py3o.o2.bf_chi_product_no">料號</text:user-field-get></text:p>
          </table:table-cell>
          <table:table-cell table:style-name="Table3.A3" office:value-type="string">
            <text:p text:style-name="P8"><text:user-field-get text:name="py3o.o2.bf_prod_modeltype">幾種</text:user-field-get></text:p>
          </table:table-cell>
          <table:table-cell table:style-name="Table3.A3" office:value-type="string">
            <text:p text:style-name="P8"><text:user-field-get text:name="py3o.o2.bf_prod_serial">序號</text:user-field-get></text:p>
          </table:table-cell>
          <table:table-cell table:style-name="Table3.A3" office:value-type="string">
            <text:p text:style-name="P8"><text:user-field-get text:name="py3o.o2.bf_prod_desc">規格</text:user-field-get></text:p>
          </table:table-cell>
          <table:table-cell table:style-name="Table3.A3" office:value-type="string">
            <text:p text:style-name="P10"><text:user-field-get text:name="py3o.o2.prod_num">數量</text:user-field-get></text:p>
          </table:table-cell>
          <table:table-cell table:style-name="Table3.A3" office:value-type="string">
            <text:p text:style-name="P21"><text:span text:style-name="T7"><text:s/></text:span><text:span text:style-name="T8"><text:user-field-get text:name="py3o.o2.bf_prod_revenuetot">銷價小計</text:user-field-get></text:span></text:p>
          </table:table-cell>
          <table:table-cell table:style-name="Table3.A3" office:value-type="string">
            <text:p text:style-name="P11"><text:user-field-get text:name="py3o.o2.bf_prod_price">成本</text:user-field-get></text:p>
          </table:table-cell>
          <table:table-cell table:style-name="Table3.A3" office:value-type="string">
            <text:p text:style-name="P21"><text:span text:style-name="T7"><text:s/></text:span><text:span text:style-name="T8"><text:user-field-get text:name="py3o.o2.bf_prod_subtot">成本小計</text:user-field-get></text:span><text:span text:style-name="T8"><text:s/></text:span></text:p>
          </table:table-cell>
          <table:table-cell table:style-name="Table3.A3" office:value-type="string">
            <text:p text:style-name="P8"><text:s/><text:user-field-get text:name="py3o.o2.bf_csupplier">廠商</text:user-field-get></text:p>
          </table:table-cell>
          <table:table-cell table:style-name="Table3.A3" office:value-type="string">
            <text:p text:style-name="P7"><text:span text:style-name="Source_20_Text"><text:span text:style-name="T32"><text:user-field-get text:name="py3o.o2.bf_ccostdept">部門</text:user-field-get></text:span></text:span></text:p>
          </table:table-cell>
          <table:table-cell table:style-name="Table3.L3" office:value-type="string">
            <text:p text:style-name="P8"><text:user-field-get text:name="py3o.o2.cost_type.name">類型</text:user-field-get></text:p>
          </table:table-cell>
        </table:table-row>
        <table:table-row table:style-name="TableLine94038947770592">
          <table:table-cell table:style-name="Table3.A2" table:number-columns-spanned="12" office:value-type="string">
            <text:p text:style-name="P76"><text:a xlink:type="simple" xlink:href="py3o:///for" text:style-name="Internet_20_link" text:visited-style-name="Visited_20_Internet_20_Link"><text:span text:style-name="T1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Line94038947722720">
          <table:table-cell table:style-name="Table4.A1" office:value-type="string">
            <text:p text:style-name="P77">合計(未稅)：</text:p>
          </table:table-cell>
          <table:table-cell table:style-name="Table4.B1" office:value-type="string">
            <text:p text:style-name="P78"><text:span text:style-name="T24">NT$</text:span><text:span text:style-name="T24"><text:user-field-get text:name="py3o.o.bf_total_saleitem">未稅合計</text:user-field-get></text:span><text:span text:style-name="T24"> </text:span></text:p>
          </table:table-cell>
          <table:table-cell table:style-name="Table4.A1" office:value-type="string">
            <text:p text:style-name="P77">(5%) 營業稅：</text:p>
          </table:table-cell>
          <table:table-cell table:style-name="Table4.B1" office:value-type="string">
            <text:p text:style-name="P78"><text:span text:style-name="T25">NT$</text:span><text:span text:style-name="T25"><text:user-field-get text:name="py3o.o.bf_total_saleitem_tax">稅金</text:user-field-get></text:span><text:span text:style-name="T25"> </text:span></text:p>
          </table:table-cell>
          <table:table-cell table:style-name="Table4.A1" office:value-type="string">
            <text:p text:style-name="P77">總計(含稅)：</text:p>
          </table:table-cell>
          <table:table-cell table:style-name="Table4.F1" office:value-type="string">
            <text:p text:style-name="P78"><text:span text:style-name="T26">NT$</text:span><text:span text:style-name="T26"><text:user-field-get text:name="py3o.o.bf_total_saleitem_amount">含稅總計</text:user-field-get></text:span><text:span text:style-name="T26"> </text:span></text:p>
          </table:table-cell>
        </table:table-row>
      </table:table>
      <text:p text:style-name="P74"><text:a xlink:type="simple" xlink:href="py3o://if=%22o.main_start_date%20!=%20False%22" text:style-name="Internet_20_link" text:visited-style-name="Visited_20_Internet_20_Link"><text:span text:style-name="T44">if="o.main_start_date != False"</text:span></text:a></text:p>
      <text:p text:style-name="P60"><text:span text:style-name="T45"/></text:p>
      <table:table table:name="Table15" table:style-name="Table15" table:template-name="Box List Blue">
        <table:table-column table:style-name="Table15.A"/>
        <table:table-row table:style-name="Table15.1">
          <table:table-cell table:style-name="Table15.A1" office:value-type="string">
            <text:p text:style-name="P48"><text:span text:style-name="T13">@維護案說明</text:span><text:span text:style-name="T20"> 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94038947785664">
          <table:table-cell table:style-name="Table5.A1" office:value-type="string">
            <text:p text:style-name="P16">舊約收入</text:p>
          </table:table-cell>
          <table:table-cell table:style-name="Table5.A1" office:value-type="string">
            <text:p text:style-name="P47"><text:s/>NT$<text:user-field-get text:name="py3o.o.bf_old_contact_revenue">舊約收入</text:user-field-get></text:p>
          </table:table-cell>
          <table:table-cell table:style-name="Table5.A1" office:value-type="string">
            <text:p text:style-name="P16">維護案啟始日</text:p>
          </table:table-cell>
          <table:table-cell table:style-name="Table5.A1" office:value-type="string">
            <text:p text:style-name="P34"><text:s/><text:user-field-get text:name="py3o.o.bf_main_start_date">維護起始日</text:user-field-get></text:p>
          </table:table-cell>
          <table:table-cell table:style-name="Table5.A1" office:value-type="string">
            <text:p text:style-name="P16">維護案說明</text:p>
          </table:table-cell>
          <table:table-cell table:style-name="Table5.F1" office:value-type="string">
            <text:p text:style-name="P16"><text:s/><text:user-field-get text:name="py3o.o.projmaintype_desc">維護案說明</text:user-field-get></text:p>
          </table:table-cell>
        </table:table-row>
        <table:table-row table:style-name="TableLine94038931255968">
          <table:table-cell table:style-name="Table5.A2" office:value-type="string">
            <text:p text:style-name="P16">舊約成本</text:p>
          </table:table-cell>
          <table:table-cell table:style-name="Table5.A2" office:value-type="string">
            <text:p text:style-name="P35"><text:s/>NT$<text:user-field-get text:name="py3o.o.bf_old_contact_cost">舊約成本</text:user-field-get></text:p>
          </table:table-cell>
          <table:table-cell table:style-name="Table5.A2" office:value-type="string">
            <text:p text:style-name="P16">維護案截止日</text:p>
          </table:table-cell>
          <table:table-cell table:style-name="Table5.A2" office:value-type="string">
            <text:p text:style-name="P34"><text:s/><text:user-field-get text:name="py3o.o.bf_main_end_date">維護截止日</text:user-field-get></text:p>
          </table:table-cell>
          <table:table-cell table:style-name="Table5.A2" office:value-type="string">
            <text:p text:style-name="P16">其他說明</text:p>
          </table:table-cell>
          <table:table-cell table:style-name="Table5.F2" office:value-type="string">
            <text:p text:style-name="P16"><text:s/><text:user-field-get text:name="py3o.o.main_other">其他說明</text:user-field-get></text:p>
          </table:table-cell>
        </table:table-row>
        <table:table-row table:style-name="TableLine94038931260304">
          <table:table-cell table:style-name="Table5.A2" office:value-type="string">
            <text:p text:style-name="P16">定期維護條款</text:p>
          </table:table-cell>
          <table:table-cell table:style-name="Table5.A2" office:value-type="string">
            <text:p text:style-name="P16"><text:s/><text:user-field-get text:name="py3o.o.routine_maintenance_new.name">定期維護條款</text:user-field-get></text:p>
          </table:table-cell>
          <table:table-cell table:style-name="Table5.A2" office:value-type="string">
            <text:p text:style-name="P16">維護服務時段</text:p>
          </table:table-cell>
          <table:table-cell table:style-name="Table5.A2" office:value-type="string">
            <text:p text:style-name="P16"><text:s/><text:user-field-get text:name="py3o.o.main_service_rule_new.name">維護服務時段</text:user-field-get></text:p>
          </table:table-cell>
          <table:table-cell table:style-name="Table5.A2" office:value-type="string">
            <text:p text:style-name="P16">叫修時效</text:p>
          </table:table-cell>
          <table:table-cell table:style-name="Table5.F2" office:value-type="string">
            <text:p text:style-name="P16"><text:s/><text:user-field-get text:name="py3o.o.call_service_response.name">叫休時效</text:user-field-get></text:p>
          </table:table-cell>
        </table:table-row>
      </table:table>
      <text:p text:style-name="P1"><text:a xlink:type="simple" xlink:href="py3o:///if" text:style-name="Internet_20_link" text:visited-style-name="Visited_20_Internet_20_Link"><text:span text:style-name="T2">/if</text:span></text:a></text:p>
      <text:p text:style-name="P1"><text:a xlink:type="simple" xlink:href="py3o://if=%22o.decision_date%20!=%20False%20%22" text:style-name="Internet_20_link" text:visited-style-name="Visited_20_Internet_20_Link"><text:span text:style-name="T40">if="o.decision_date != False "</text:span></text:a></text:p>
      <text:p text:style-name="P1"><text:span text:style-name="T40"/></text:p>
      <table:table table:name="Table16" table:style-name="Table16" table:template-name="Box List Blue">
        <table:table-column table:style-name="Table16.A"/>
        <table:table-row table:style-name="Table16.1">
          <table:table-cell table:style-name="Table16.A1" office:value-type="string">
            <text:p text:style-name="P48"><text:span text:style-name="T13">@政府專案說明</text:span><text:span text:style-name="T21"> 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94038931266368">
          <table:table-cell table:style-name="Table6.A1" office:value-type="string">
            <text:p text:style-name="P16">決標日</text:p>
          </table:table-cell>
          <table:table-cell table:style-name="Table6.A1" office:value-type="string">
            <text:p text:style-name="P36"><text:s/><text:user-field-get text:name="py3o.o.bf_decision_date">決標日</text:user-field-get></text:p>
          </table:table-cell>
          <table:table-cell table:style-name="Table6.A1" office:value-type="string">
            <text:p text:style-name="P16">專案驗收階段</text:p>
          </table:table-cell>
          <table:table-cell table:style-name="Table6.A1" office:value-type="string">
            <text:p text:style-name="P16"><text:s/><text:user-field-get text:name="py3o.o.bf_acceptance_step">專案驗收階段</text:user-field-get></text:p>
          </table:table-cell>
          <table:table-cell table:style-name="Table6.A1" office:value-type="string">
            <text:p text:style-name="P16">專案完工日數</text:p>
          </table:table-cell>
          <table:table-cell table:style-name="Table6.F1" office:value-type="string">
            <text:p text:style-name="P16"><text:s/><text:user-field-get text:name="py3o.o.bf_proj_complete_days">專案完工日數P</text:user-field-get></text:p>
          </table:table-cell>
        </table:table-row>
        <table:table-row table:style-name="TableLine94038931287088">
          <table:table-cell table:style-name="Table6.A2" office:value-type="string">
            <text:p text:style-name="P16">預計發函日</text:p>
          </table:table-cell>
          <table:table-cell table:style-name="Table6.A2" office:value-type="string">
            <text:p text:style-name="P37"><text:s/><text:user-field-get text:name="py3o.o.bf_send_letter_date">預計發函日</text:user-field-get></text:p>
          </table:table-cell>
          <table:table-cell table:style-name="Table6.A2" office:value-type="string">
            <text:p text:style-name="P16">預計驗收日</text:p>
          </table:table-cell>
          <table:table-cell table:style-name="Table6.A2" office:value-type="string">
            <text:p text:style-name="P38"><text:s/><text:user-field-get text:name="py3o.o.bf_acceptance_date">預計驗收日</text:user-field-get></text:p>
          </table:table-cell>
          <table:table-cell table:style-name="Table6.A2" office:value-type="string">
            <text:p text:style-name="P16">其他說明</text:p>
          </table:table-cell>
          <table:table-cell table:style-name="Table6.F2" office:value-type="string">
            <text:p text:style-name="P16"><text:s/><text:user-field-get text:name="py3o.o.bf_main_other">其他說明</text:user-field-get></text:p>
          </table:table-cell>
        </table:table-row>
      </table:table>
      <text:p text:style-name="P2"><text:a xlink:type="simple" xlink:href="py3o:///if" text:style-name="Internet_20_link" text:visited-style-name="Visited_20_Internet_20_Link"><text:span text:style-name="T3">/if</text:span></text:a></text:p>
      <text:p text:style-name="P2"><text:a xlink:type="simple" xlink:href="py3o://if=%22o.proj_step%20!=%20False%20%22" text:style-name="Internet_20_link" text:visited-style-name="Visited_20_Internet_20_Link"><text:span text:style-name="T41">if="o.proj_step != False "</text:span></text:a></text:p>
      <text:p text:style-name="P2"><text:span text:style-name="T41"/></text:p>
      <table:table table:name="Table17" table:style-name="Table17" table:template-name="Box List Blue">
        <table:table-column table:style-name="Table17.A"/>
        <table:table-row table:style-name="Table17.1">
          <table:table-cell table:style-name="Table17.A1" office:value-type="string">
            <text:p text:style-name="P48">@專案驗收說明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Line94038931296800">
          <table:table-cell table:style-name="Table7.A1" office:value-type="string">
            <text:p text:style-name="P16">專案驗收階段</text:p>
          </table:table-cell>
          <table:table-cell table:style-name="Table7.A1" office:value-type="string">
            <text:p text:style-name="P16"><text:s/><text:user-field-get text:name="py3o.o.bf_proj_step">專案驗收階段P</text:user-field-get></text:p>
          </table:table-cell>
          <table:table-cell table:style-name="Table7.A1" office:value-type="string">
            <text:p text:style-name="P16">專案完工日數</text:p>
          </table:table-cell>
          <table:table-cell table:style-name="Table7.A1" office:value-type="string">
            <text:p text:style-name="P16"><text:s/><text:user-field-get text:name="py3o.o.bf_proj_complete_days">專案完工日數P</text:user-field-get></text:p>
          </table:table-cell>
          <table:table-cell table:style-name="Table7.A1" office:value-type="string">
            <text:p text:style-name="P16">預計驗收日</text:p>
          </table:table-cell>
          <table:table-cell table:style-name="Table7.F1" office:value-type="string">
            <text:p text:style-name="P39"><text:s/><text:user-field-get text:name="py3o.o.bf_proj_acceptance_date">預計驗收日Ｐ</text:user-field-get></text:p>
          </table:table-cell>
        </table:table-row>
        <table:table-row table:style-name="TableLine94038931313632">
          <table:table-cell table:style-name="Table7.A2" office:value-type="string">
            <text:p text:style-name="P16">專案付款說明</text:p>
          </table:table-cell>
          <table:table-cell table:style-name="Table7.A2" office:value-type="string">
            <text:p text:style-name="P16"><text:s/><text:user-field-get text:name="py3o.o.bf_proj_paytype">專案付款說明P</text:user-field-get></text:p>
          </table:table-cell>
          <table:table-cell table:style-name="Table7.A2" office:value-type="string">
            <text:p text:style-name="P16">專案其他說明</text:p>
          </table:table-cell>
          <table:table-cell table:style-name="Table7.D2" table:number-columns-spanned="3" office:value-type="string">
            <text:p text:style-name="P16"><text:s/><text:user-field-get text:name="py3o.o.bf_proj_other_desc">專案其他說明P</text:user-field-get></text:p>
          </table:table-cell>
          <table:covered-table-cell/>
          <table:covered-table-cell/>
        </table:table-row>
      </table:table>
      <text:p text:style-name="P3"><text:a xlink:type="simple" xlink:href="py3o:///if" text:style-name="Internet_20_link" text:visited-style-name="Visited_20_Internet_20_Link"><text:span text:style-name="T4">/if</text:span></text:a></text:p>
      <text:p text:style-name="P3"><text:a xlink:type="simple" xlink:href="py3o://if=%22o.warranty_start_date%20!=%20False%20%22" text:style-name="Internet_20_link" text:visited-style-name="Visited_20_Internet_20_Link"><text:span text:style-name="T40">if="o.warranty_start_date != False "</text:span></text:a></text:p>
      <text:p text:style-name="P3"><text:soft-page-break/><text:span text:style-name="T40"/></text:p>
      <table:table table:name="Table18" table:style-name="Table18" table:template-name="Box List Blue">
        <table:table-column table:style-name="Table18.A"/>
        <table:table-row table:style-name="Table18.1">
          <table:table-cell table:style-name="Table18.A1" office:value-type="string">
            <text:p text:style-name="P48">@保固說明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16">原廠保固說明：<text:user-field-get text:name="py3o.o.bf_origin_warranty_desc">原廠保個說明</text:user-field-get></text:p>
          </table:table-cell>
          <table:covered-table-cell/>
        </table:table-row>
        <table:table-row table:style-name="TableLine94038931337824">
          <table:table-cell table:style-name="Table8.A2" table:number-columns-spanned="2" office:value-type="string">
            <text:p text:style-name="P40">其他保固說明：<text:user-field-get text:name="py3o.o.bf_other_warranty_desc">其他保固說明</text:user-field-get></text:p>
          </table:table-cell>
          <table:covered-table-cell/>
        </table:table-row>
        <table:table-row table:style-name="TableLine94038931338512">
          <table:table-cell table:style-name="Table8.A2" table:number-columns-spanned="2" office:value-type="string">
            <text:p text:style-name="P40">藍新人力說明：<text:user-field-get text:name="py3o.o.bf_neweb_manpower_desc">藍新人力說明</text:user-field-get></text:p>
          </table:table-cell>
          <table:covered-table-cell/>
        </table:table-row>
        <table:table-row table:style-name="TableLine94038931338832">
          <table:table-cell table:style-name="Table8.A2" table:number-columns-spanned="2" office:value-type="string">
            <text:p text:style-name="P41">藍新保固說明：<text:user-field-get text:name="py3o.o.bf_neweb_warranty_desc">藍新保固說明</text:user-field-get></text:p>
          </table:table-cell>
          <table:covered-table-cell/>
        </table:table-row>
        <table:table-row table:style-name="TableLine94038931339360">
          <table:table-cell table:style-name="Table8.A5" office:value-type="string">
            <text:p text:style-name="P42"><text:span text:style-name="T27">保固啟始日：</text:span><text:span text:style-name="T28"><text:user-field-get text:name="py3o.o.bf_warranty_start_date">保固起始日</text:user-field-get></text:span></text:p>
          </table:table-cell>
          <table:table-cell table:style-name="Table8.A2" office:value-type="string">
            <text:p text:style-name="P42"><text:span text:style-name="T27">保固終止日：</text:span><text:span text:style-name="T29"><text:user-field-get text:name="py3o.o.bf_warranty_end_date">保固截止日</text:user-field-get></text:span></text:p>
          </table:table-cell>
        </table:table-row>
      </table:table>
      <text:p text:style-name="P4"><text:a xlink:type="simple" xlink:href="py3o:///if" text:style-name="Internet_20_link" text:visited-style-name="Visited_20_Internet_20_Link"><text:span text:style-name="T5">/if</text:span></text:a></text:p>
      <text:p text:style-name="P4"><text:span text:style-name="T5"/></text:p>
      <table:table table:name="Table19" table:style-name="Table19" table:template-name="Box List Blue">
        <table:table-column table:style-name="Table19.A"/>
        <table:table-row table:style-name="Table19.1">
          <table:table-cell table:style-name="Table19.A1" office:value-type="string">
            <text:p text:style-name="P49"><text:span text:style-name="T21">@</text:span><text:span text:style-name="T22">裝機及派工</text:span><text:span text:style-name="T21">說明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038931343584">
          <table:table-cell table:style-name="Table9.A1" office:value-type="string">
            <text:p text:style-name="P16">工程師內部組裝</text:p>
          </table:table-cell>
          <table:table-cell table:style-name="Table9.A1" office:value-type="string">
            <text:p text:style-name="P16"><text:s/><text:user-field-get text:name="py3o.o.bf_setup_type">工程師內部組裝說明</text:user-field-get></text:p>
          </table:table-cell>
          <table:table-cell table:style-name="Table9.A1" office:value-type="string">
            <text:p text:style-name="P16">工程師派工</text:p>
          </table:table-cell>
          <table:table-cell table:style-name="Table9.D1" office:value-type="string">
            <text:p text:style-name="P16"><text:s/><text:user-field-get text:name="py3o.o.bf_eng_assign">工程師派工</text:user-field-get></text:p>
          </table:table-cell>
        </table:table-row>
      </table:table>
      <text:p text:style-name="P52"/>
      <table:table table:name="Table20" table:style-name="Table20" table:template-name="Box List Blue">
        <table:table-column table:style-name="Table20.A"/>
        <table:table-row table:style-name="Table20.1">
          <table:table-cell table:style-name="Table20.A1" office:value-type="string">
            <text:p text:style-name="P48"><text:span text:style-name="T13">@送貨說明</text:span><text:span text:style-name="T21"> </text:span></text:p>
          </table:table-cell>
        </table:table-row>
      </table:table>
      <table:table table:name="Table10" table:style-name="Table10">
        <table:table-column table:style-name="Table10.A"/>
        <table:table-row table:style-name="TableLine94038931354448">
          <table:table-cell table:style-name="Table10.A1" office:value-type="string">
            <text:p text:style-name="P16">送貨說明：<text:user-field-get text:name="py3o.o.bf_shipping_type">送貨說明</text:user-field-get></text:p>
          </table:table-cell>
        </table:table-row>
        <table:table-row table:style-name="TableLine94038931362032">
          <table:table-cell table:style-name="Table10.A2" office:value-type="string">
            <text:p text:style-name="P43">送貨其他說明：<text:user-field-get text:name="py3o.o.bf_ship_description">其他送貨說明</text:user-field-get></text:p>
          </table:table-cell>
        </table:table-row>
      </table:table>
      <text:p text:style-name="P53"/>
      <table:table table:name="Table21" table:style-name="Table21" table:template-name="Box List Blue">
        <table:table-column table:style-name="Table21.A"/>
        <table:table-row table:style-name="Table21.1">
          <table:table-cell table:style-name="Table21.A1" office:value-type="string">
            <text:p text:style-name="P48"><text:span text:style-name="T21">@</text:span><text:span text:style-name="T23">開立發票</text:span><text:span text:style-name="T21">說明 </text:span></text:p>
          </table:table-cell>
        </table:table-row>
      </table:table>
      <table:table table:name="Table11" table:style-name="Table11">
        <table:table-column table:style-name="Table11.A"/>
        <table:table-row table:style-name="TableLine94038931364448">
          <table:table-cell table:style-name="Table11.A1" office:value-type="string">
            <text:p text:style-name="P16">開立發票說明：<text:user-field-get text:name="py3o.o.bf_invoice_type">開立發票說明</text:user-field-get></text:p>
          </table:table-cell>
        </table:table-row>
        <table:table-row table:style-name="Table11.2">
          <table:table-cell table:style-name="Table11.A2" office:value-type="string">
            <text:p text:style-name="P44">開立發票其他說明：<text:user-field-get text:name="py3o.o.bf_invoice_description">開立發票其他說明</text:user-field-get></text:p>
          </table:table-cell>
        </table:table-row>
      </table:table>
      <text:p text:style-name="P53"/>
      <text:p text:style-name="P54"><text:s text:c="3"/></text:p>
      <text:p text:style-name="P55">簽核:</text:p>
      <text:p text:style-name="P56"><text:s text:c="3"/></text:p>
      <table:table table:name="表格2" table:style-name="表格2">
        <table:table-column table:style-name="表格2.A" table:number-columns-repeated="5"/>
        <table:table-row table:style-name="TableLine94038923231040">
          <table:table-cell table:style-name="TableBox94038931318048" office:value-type="string">
            <text:p text:style-name="P65">董事長: </text:p>
          </table:table-cell>
          <table:table-cell table:style-name="TableBox94038931318048" office:value-type="string">
            <text:p text:style-name="P65">總經理: <text:s text:c="13"/></text:p>
          </table:table-cell>
          <table:table-cell table:style-name="TableBox94038931318048" office:value-type="string">
            <text:p text:style-name="P64">副總: <text:s text:c="12"/></text:p>
          </table:table-cell>
          <table:table-cell table:style-name="TableBox94038931318048" office:value-type="string">
            <text:p text:style-name="P64">業務主管: <text:s text:c="17"/></text:p>
          </table:table-cell>
          <table:table-cell table:style-name="TableBox94038931318048" office:value-type="string">
            <text:p text:style-name="P64">專案負責人:</text:p>
          </table:table-cell>
        </table:table-row>
      </table:table>
      <text:p text:style-name="P64"/>
      <text:p text:style-name="P59"><text:s text:c="96"/></text:p>
      <table:table table:name="表格1" table:style-name="表格1">
        <table:table-column table:style-name="表格1.A" table:number-columns-repeated="2"/>
        <table:table-row table:style-name="TableLine94038999042560">
          <table:table-cell office:value-type="string">
            <text:p text:style-name="P63">核決權限:</text:p>
          </table:table-cell>
          <table:table-cell office:value-type="string">
            <text:p text:style-name="Standard"/>
          </table:table-cell>
        </table:table-row>
        <table:table-row table:style-name="TableLine94038999042560">
          <table:table-cell office:value-type="string">
            <text:p text:style-name="P63">1. 30萬(含)以下且銷貨GP8%以上 → 單位主管 <text:s text:c="47"/></text:p>
          </table:table-cell>
          <table:table-cell office:value-type="string">
            <text:p text:style-name="P63">2. 30萬(含)以下且銷貨GP8%以下 → 副總級主管</text:p>
          </table:table-cell>
        </table:table-row>
        <table:table-row table:style-name="TableLine94038999042560">
          <table:table-cell office:value-type="string">
            <text:p text:style-name="P67"><text:span text:style-name="T30">3. </text:span><text:span text:style-name="T31">30 萬～120萬元(含)且銷貨GP8%以上→ 副總級主管 <text:s text:c="31"/></text:span></text:p>
          </table:table-cell>
          <table:table-cell office:value-type="string">
            <text:p text:style-name="P67"><text:span text:style-name="T31">4. 30萬～120萬元(含)且銷貨GP8%以下 → 總經理</text:span></text:p>
          </table:table-cell>
        </table:table-row>
        <table:table-row table:style-name="TableLine94038999042560">
          <table:table-cell office:value-type="string">
            <text:p text:style-name="P66">5. 120萬～1500萬元(含)以上 → 總經理</text:p>
          </table:table-cell>
          <table:table-cell office:value-type="string">
            <text:p text:style-name="P66"/>
          </table:table-cell>
        </table:table-row>
      </table:table>
      <text:p text:style-name="P57"><text:s text:c="3"/></text:p>
      <text:p text:style-name="P58"/>
      <text:p text:style-name="P68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微軟正黑體" svg:font-family="微軟正黑體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微軟正黑體" officeooo:paragraph-rsid="011302e1" style:font-name-asian="微軟正黑體"/>
    </style:style>
    <style:style style:name="MT1" style:family="text">
      <style:text-properties fo:font-size="6pt" officeooo:rsid="00a19d58" style:font-size-asian="5.25pt" style:font-size-complex="6pt"/>
    </style:style>
    <style:style style:name="MT2" style:family="text">
      <style:text-properties officeooo:rsid="00a19d58"/>
    </style:style>
    <style:style style:name="MT3" style:family="text">
      <style:text-properties fo:font-size="6pt" officeooo:rsid="00a19d58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</text:span><text:span text:style-name="MT2"> </text:span><text:span text:style-name="MT3"><text:page-number text:select-page="current">2</text:page-number></text:span><text:span text:style-name="MT2"><text:s/></text:span><text:span text:style-name="MT3">/</text:span><text:span text:style-name="MT2"> </text:span><text:span text:style-name="MT3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13:57:28.322319768</meta:creation-date>
    <dc:date>2022-01-11T15:29:08.607755399</dc:date>
    <meta:editing-duration>PT16H57M58S</meta:editing-duration>
    <meta:editing-cycles>237</meta:editing-cycles>
    <meta:generator>LibreOffice/7.2.5.2.0$Linux_X86_64 LibreOffice_project/20$Build-2</meta:generator>
    <meta:print-date>2022-01-10T16:36:28.008000000</meta:print-date>
    <dc:creator>Chen Alex</dc:creator>
    <meta:document-statistic meta:table-count="27" meta:image-count="0" meta:object-count="0" meta:page-count="2" meta:paragraph-count="196" meta:word-count="947" meta:character-count="1813" meta:non-whitespace-character-count="1373"/>
  </office:meta>
</office:document-meta>
</file>